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44"/>
    <style:style style:name="ce3" style:family="table-cell" style:parent-style-name="Default" style:data-style-name="N144">
      <style:table-cell-properties fo:wrap-option="wrap"/>
    </style:style>
    <style:style style:name="ce4" style:family="table-cell" style:parent-style-name="Default" style:data-style-name="N130"/>
    <style:style style:name="ce5" style:family="table-cell" style:parent-style-name="Default" style:data-style-name="N130">
      <style:table-cell-properties fo:wrap-option="wrap"/>
    </style:style>
    <style:style style:name="ce6" style:family="table-cell" style:parent-style-name="Default" style:data-style-name="N130">
      <style:table-cell-properties fo:background-color="#dee6ef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number-columns-repeated="16357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between pipe centers</text:p>
          </table:table-cell>
          <table:table-cell/>
          <table:table-cell office:value-type="float" office:value="12.94" calcext:value-type="float">
            <text:p>12.94</text:p>
          </table:table-cell>
          <table:table-cell table:formula="of:=[.F2]/2" office:value-type="float" office:value="6.47" calcext:value-type="float">
            <text:p>6.47</text:p>
          </table:table-cell>
          <table:table-cell/>
          <table:table-cell office:value-type="string" calcext:value-type="string">
            <text:p>Reef offset</text:p>
          </table:table-cell>
          <table:table-cell table:formula="of:=-(2*12+2)" office:value-type="float" office:value="-26" calcext:value-type="float">
            <text:p>-26</text:p>
          </table:table-cell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2">
          <table:table-cell table:style-name="ce1"/>
          <table:table-cell table:style-name="ce1" office:value-type="string" calcext:value-type="string">
            <text:p>Side</text:p>
          </table:table-cell>
          <table:table-cell table:number-columns-repeated="2" table:style-name="ce1" office:value-type="string" calcext:value-type="string">
            <text:p>I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Z-Rotation</text:p>
          </table:table-cell>
          <table:table-cell table:style-name="ce1" office:value-type="string" calcext:value-type="string">
            <text:p>Y-Rotation</text:p>
          </table:table-cell>
          <table:table-cell table:style-name="ce1" office:value-type="string" calcext:value-type="string">
            <text:p>robot angle</text:p>
          </table:table-cell>
          <table:table-cell table:style-name="ce1" office:value-type="string" calcext:value-type="string">
            <text:p>Y offset angle</text:p>
          </table:table-cell>
          <table:table-cell table:style-name="ce3" office:value-type="string" calcext:value-type="string">
            <text:p>SIDE offset Rad</text:p>
          </table:table-cell>
          <table:table-cell table:style-name="ce3" office:value-type="string" calcext:value-type="string">
            <text:p>SIDE offset COS</text:p>
          </table:table-cell>
          <table:table-cell table:style-name="ce3" office:value-type="string" calcext:value-type="string">
            <text:p>SIDE Offset SINE</text:p>
          </table:table-cell>
          <table:table-cell table:style-name="ce1" office:value-type="string" calcext:value-type="string">
            <text:p>SIDE Offset Inch</text:p>
          </table:table-cell>
          <table:table-cell table:style-name="ce5" office:value-type="string" calcext:value-type="string">
            <text:p>SIDE OFF X POS</text:p>
          </table:table-cell>
          <table:table-cell table:style-name="ce5" office:value-type="string" calcext:value-type="string">
            <text:p>SIDE OFF Y <text:s/>POS</text:p>
          </table:table-cell>
          <table:table-cell table:style-name="ce1" office:value-type="string" calcext:value-type="string">
            <text:p>FRONT inch</text:p>
          </table:table-cell>
          <table:table-cell table:style-name="ce1" office:value-type="string" calcext:value-type="string">
            <text:p>Front angle</text:p>
          </table:table-cell>
          <table:table-cell table:style-name="ce3" office:value-type="string" calcext:value-type="string">
            <text:p>Font Angle Rad</text:p>
          </table:table-cell>
          <table:table-cell table:style-name="ce3" office:value-type="string" calcext:value-type="string">
            <text:p>Front offset COS</text:p>
          </table:table-cell>
          <table:table-cell table:style-name="ce3" office:value-type="string" calcext:value-type="string">
            <text:p>Front offset SIN</text:p>
          </table:table-cell>
          <table:table-cell table:style-name="ce1" office:value-type="string" calcext:value-type="string">
            <text:p>FRONT OFF</text:p>
          </table:table-cell>
          <table:table-cell table:style-name="ce1" office:value-type="string" calcext:value-type="string">
            <text:p>FRONT OFF X POS</text:p>
          </table:table-cell>
          <table:table-cell table:style-name="ce1" office:value-type="string" calcext:value-type="string">
            <text:p>FRONT OFF Y POS</text:p>
          </table:table-cell>
          <table:table-cell table:style-name="ce5" office:value-type="string" calcext:value-type="string">
            <text:p>TOTAL POS X</text:p>
          </table:table-cell>
          <table:table-cell table:style-name="ce5" office:value-type="string" calcext:value-type="string">
            <text:p>TOTAL POS Y</text:p>
          </table:table-cell>
          <table:table-cell table:number-columns-repeated="2" table:style-name="ce1" office:value-type="string" calcext:value-type="string">
            <text:p>Check</text:p>
          </table:table-cell>
          <table:table-cell table:style-name="ce1" office:value-type="string" calcext:value-type="string">
            <text:p>Total POS X FT</text:p>
          </table:table-cell>
          <table:table-cell table:style-name="ce1" office:value-type="string" calcext:value-type="string">
            <text:p>Total POS Y FT</text:p>
          </table:table-cell>
          <table:table-cell table:style-name="ce1" office:value-type="string" calcext:value-type="string">
            <text:p>ROBOT ORIENTANGLE DEG</text:p>
          </table:table-cell>
          <table:table-cell table:style-name="ce1" table:number-columns-repeated="1635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AB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office:value-type="float" office:value="158.5" calcext:value-type="float">
            <text:p>158.5</text:p>
          </table:table-cell>
          <table:table-cell office:value-type="float" office:value="12.13" calcext:value-type="float">
            <text:p>12.13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H7]-180" office:value-type="float" office:value="0" calcext:value-type="float">
            <text:p>0</text:p>
          </table:table-cell>
          <table:table-cell table:formula="of:=[.J7]+90" office:value-type="float" office:value="90" calcext:value-type="float">
            <text:p>90</text:p>
          </table:table-cell>
          <table:table-cell table:formula="of:=RADIANS([.K7])" office:value-type="float" office:value="1.5707963267949" calcext:value-type="float">
            <text:p>1.57080</text:p>
          </table:table-cell>
          <table:table-cell table:formula="of:=COS([.L7])" office:value-type="float" office:value="6.12323399573677E-017" calcext:value-type="float">
            <text:p>0.00000</text:p>
          </table:table-cell>
          <table:table-cell table:formula="of:=SIN([.L7])" office:value-type="float" office:value="1" calcext:value-type="float">
            <text:p>1.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7]" office:value-type="float" office:value="0" calcext:value-type="float">
            <text:p>0</text:p>
          </table:table-cell>
          <table:table-cell table:formula="of:=RADIANS([.S7])" office:value-type="float" office:value="0" calcext:value-type="float">
            <text:p>0.00000</text:p>
          </table:table-cell>
          <table:table-cell table:formula="of:=COS([.T7])" office:value-type="float" office:value="1" calcext:value-type="float">
            <text:p>1.00000</text:p>
          </table:table-cell>
          <table:table-cell table:formula="of:=SIN([.T7])" office:value-type="float" office:value="0" calcext:value-type="float">
            <text:p>0.0000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CD</text:p>
          </table:table-cell>
          <table:table-cell office:value-type="float" office:value="17" calcext:value-type="float">
            <text:p>17</text:p>
          </table:table-cell>
          <table:table-cell office:value-type="float" office:value="160.39" calcext:value-type="float">
            <text:p>160.39</text:p>
          </table:table-cell>
          <table:table-cell office:value-type="float" office:value="130.17" calcext:value-type="float">
            <text:p>130.17</text:p>
          </table:table-cell>
          <table:table-cell office:value-type="float" office:value="12.13" calcext:value-type="float">
            <text:p>12.1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[.H8]-180" office:value-type="float" office:value="60" calcext:value-type="float">
            <text:p>60</text:p>
          </table:table-cell>
          <table:table-cell table:formula="of:=[.J8]+90" office:value-type="float" office:value="150" calcext:value-type="float">
            <text:p>150</text:p>
          </table:table-cell>
          <table:table-cell table:formula="of:=RADIANS([.K8])" office:value-type="float" office:value="2.61799387799149" calcext:value-type="float">
            <text:p>2.61799</text:p>
          </table:table-cell>
          <table:table-cell table:formula="of:=COS([.L8])" office:value-type="float" office:value="-0.866025403784439" calcext:value-type="float">
            <text:p>-0.86603</text:p>
          </table:table-cell>
          <table:table-cell table:formula="of:=SIN([.L8])" office:value-type="float" office:value="0.5" calcext:value-type="float">
            <text:p>0.5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8]" office:value-type="float" office:value="60" calcext:value-type="float">
            <text:p>60</text:p>
          </table:table-cell>
          <table:table-cell table:formula="of:=RADIANS([.S8])" office:value-type="float" office:value="1.0471975511966" calcext:value-type="float">
            <text:p>1.04720</text:p>
          </table:table-cell>
          <table:table-cell table:formula="of:=COS([.T8])" office:value-type="float" office:value="0.5" calcext:value-type="float">
            <text:p>0.50000</text:p>
          </table:table-cell>
          <table:table-cell table:formula="of:=SIN([.T8])" office:value-type="float" office:value="0.866025403784439" calcext:value-type="float">
            <text:p>0.866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EF</text:p>
          </table:table-cell>
          <table:table-cell office:value-type="float" office:value="22" calcext:value-type="float">
            <text:p>22</text:p>
          </table:table-cell>
          <table:table-cell office:value-type="float" office:value="193.1" calcext:value-type="float">
            <text:p>193.1</text:p>
          </table:table-cell>
          <table:table-cell office:value-type="float" office:value="130.17" calcext:value-type="float">
            <text:p>130.17</text:p>
          </table:table-cell>
          <table:table-cell office:value-type="float" office:value="12.13" calcext:value-type="float">
            <text:p>12.1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H9]-180" office:value-type="float" office:value="120" calcext:value-type="float">
            <text:p>120</text:p>
          </table:table-cell>
          <table:table-cell table:formula="of:=[.J9]+90" office:value-type="float" office:value="210" calcext:value-type="float">
            <text:p>210</text:p>
          </table:table-cell>
          <table:table-cell table:formula="of:=RADIANS([.K9])" office:value-type="float" office:value="3.66519142918809" calcext:value-type="float">
            <text:p>3.66519</text:p>
          </table:table-cell>
          <table:table-cell table:formula="of:=COS([.L9])" office:value-type="float" office:value="-0.866025403784439" calcext:value-type="float">
            <text:p>-0.86603</text:p>
          </table:table-cell>
          <table:table-cell table:formula="of:=SIN([.L9])" office:value-type="float" office:value="-0.5" calcext:value-type="float">
            <text:p>-0.5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9]" office:value-type="float" office:value="120" calcext:value-type="float">
            <text:p>120</text:p>
          </table:table-cell>
          <table:table-cell table:formula="of:=RADIANS([.S9])" office:value-type="float" office:value="2.0943951023932" calcext:value-type="float">
            <text:p>2.09440</text:p>
          </table:table-cell>
          <table:table-cell table:formula="of:=COS([.T9])" office:value-type="float" office:value="-0.5" calcext:value-type="float">
            <text:p>-0.50000</text:p>
          </table:table-cell>
          <table:table-cell table:formula="of:=SIN([.T9])" office:value-type="float" office:value="0.866025403784439" calcext:value-type="float">
            <text:p>0.866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GH</text:p>
          </table:table-cell>
          <table:table-cell office:value-type="float" office:value="21" calcext:value-type="float">
            <text:p>21</text:p>
          </table:table-cell>
          <table:table-cell office:value-type="float" office:value="209.49" calcext:value-type="float">
            <text:p>209.49</text:p>
          </table:table-cell>
          <table:table-cell office:value-type="float" office:value="158.5" calcext:value-type="float">
            <text:p>158.5</text:p>
          </table:table-cell>
          <table:table-cell office:value-type="float" office:value="12.13" calcext:value-type="float">
            <text:p>12.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0]-180" office:value-type="float" office:value="-180" calcext:value-type="float">
            <text:p>-180</text:p>
          </table:table-cell>
          <table:table-cell table:formula="of:=[.J10]+90" office:value-type="float" office:value="-90" calcext:value-type="float">
            <text:p>-90</text:p>
          </table:table-cell>
          <table:table-cell table:formula="of:=RADIANS([.K10])" office:value-type="float" office:value="-1.5707963267949" calcext:value-type="float">
            <text:p>-1.57080</text:p>
          </table:table-cell>
          <table:table-cell table:formula="of:=COS([.L10])" office:value-type="float" office:value="6.12323399573677E-017" calcext:value-type="float">
            <text:p>0.00000</text:p>
          </table:table-cell>
          <table:table-cell table:formula="of:=SIN([.L10])" office:value-type="float" office:value="-1" calcext:value-type="float">
            <text:p>-1.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10]" office:value-type="float" office:value="-180" calcext:value-type="float">
            <text:p>-180</text:p>
          </table:table-cell>
          <table:table-cell table:formula="of:=RADIANS([.S10])" office:value-type="float" office:value="-3.14159265358979" calcext:value-type="float">
            <text:p>-3.14159</text:p>
          </table:table-cell>
          <table:table-cell table:formula="of:=COS([.T10])" office:value-type="float" office:value="-1" calcext:value-type="float">
            <text:p>-1.00000</text:p>
          </table:table-cell>
          <table:table-cell table:formula="of:=SIN([.T10])" office:value-type="float" office:value="-1.22464679914735E-016" calcext:value-type="float">
            <text:p>0.0000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IJ</text:p>
          </table:table-cell>
          <table:table-cell office:value-type="float" office:value="20" calcext:value-type="float">
            <text:p>20</text:p>
          </table:table-cell>
          <table:table-cell office:value-type="float" office:value="193.1" calcext:value-type="float">
            <text:p>193.1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.13" calcext:value-type="float">
            <text:p>12.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H11]-180" office:value-type="float" office:value="-120" calcext:value-type="float">
            <text:p>-120</text:p>
          </table:table-cell>
          <table:table-cell table:formula="of:=[.J11]+90" office:value-type="float" office:value="-30" calcext:value-type="float">
            <text:p>-30</text:p>
          </table:table-cell>
          <table:table-cell table:formula="of:=RADIANS([.K11])" office:value-type="float" office:value="-0.523598775598299" calcext:value-type="float">
            <text:p>-0.52360</text:p>
          </table:table-cell>
          <table:table-cell table:formula="of:=COS([.L11])" office:value-type="float" office:value="0.866025403784439" calcext:value-type="float">
            <text:p>0.86603</text:p>
          </table:table-cell>
          <table:table-cell table:formula="of:=SIN([.L11])" office:value-type="float" office:value="-0.5" calcext:value-type="float">
            <text:p>-0.5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11]" office:value-type="float" office:value="-120" calcext:value-type="float">
            <text:p>-120</text:p>
          </table:table-cell>
          <table:table-cell table:formula="of:=RADIANS([.S11])" office:value-type="float" office:value="-2.0943951023932" calcext:value-type="float">
            <text:p>-2.09440</text:p>
          </table:table-cell>
          <table:table-cell table:formula="of:=COS([.T11])" office:value-type="float" office:value="-0.5" calcext:value-type="float">
            <text:p>-0.50000</text:p>
          </table:table-cell>
          <table:table-cell table:formula="of:=SIN([.T11])" office:value-type="float" office:value="-0.866025403784439" calcext:value-type="float">
            <text:p>-0.866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KL</text:p>
          </table:table-cell>
          <table:table-cell office:value-type="float" office:value="19" calcext:value-type="float">
            <text:p>19</text:p>
          </table:table-cell>
          <table:table-cell office:value-type="float" office:value="160.39" calcext:value-type="float">
            <text:p>160.39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.13" calcext:value-type="float">
            <text:p>12.1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H12]-180" office:value-type="float" office:value="-60" calcext:value-type="float">
            <text:p>-60</text:p>
          </table:table-cell>
          <table:table-cell table:formula="of:=[.J12]+90" office:value-type="float" office:value="30" calcext:value-type="float">
            <text:p>30</text:p>
          </table:table-cell>
          <table:table-cell table:formula="of:=RADIANS([.K12])" office:value-type="float" office:value="0.523598775598299" calcext:value-type="float">
            <text:p>0.52360</text:p>
          </table:table-cell>
          <table:table-cell table:formula="of:=COS([.L12])" office:value-type="float" office:value="0.866025403784439" calcext:value-type="float">
            <text:p>0.86603</text:p>
          </table:table-cell>
          <table:table-cell table:formula="of:=SIN([.L12])" office:value-type="float" office:value="0.5" calcext:value-type="float">
            <text:p>0.5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12]" office:value-type="float" office:value="-60" calcext:value-type="float">
            <text:p>-60</text:p>
          </table:table-cell>
          <table:table-cell table:formula="of:=RADIANS([.S12])" office:value-type="float" office:value="-1.0471975511966" calcext:value-type="float">
            <text:p>-1.04720</text:p>
          </table:table-cell>
          <table:table-cell table:formula="of:=COS([.T12])" office:value-type="float" office:value="0.5" calcext:value-type="float">
            <text:p>0.50000</text:p>
          </table:table-cell>
          <table:table-cell table:formula="of:=SIN([.T12])" office:value-type="float" office:value="-0.866025403784439" calcext:value-type="float">
            <text:p>-0.866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LEFT BARGE</text:p>
          </table:table-cell>
          <table:table-cell office:value-type="float" office:value="14" calcext:value-type="float">
            <text:p>14</text:p>
          </table:table-cell>
          <table:table-cell office:value-type="float" office:value="325.68" calcext:value-type="float">
            <text:p>325.68</text:p>
          </table:table-cell>
          <table:table-cell office:value-type="float" office:value="241.64" calcext:value-type="float">
            <text:p>241.64</text:p>
          </table:table-cell>
          <table:table-cell office:value-type="float" office:value="73.54" calcext:value-type="float">
            <text:p>73.54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formula="of:=[.H13]-180" office:value-type="float" office:value="0" calcext:value-type="float">
            <text:p>0</text:p>
          </table:table-cell>
          <table:table-cell table:formula="of:=[.J13]+90" office:value-type="float" office:value="90" calcext:value-type="float">
            <text:p>90</text:p>
          </table:table-cell>
          <table:table-cell table:formula="of:=RADIANS([.K13])" office:value-type="float" office:value="1.5707963267949" calcext:value-type="float">
            <text:p>1.57080</text:p>
          </table:table-cell>
          <table:table-cell table:formula="of:=COS([.L13])" office:value-type="float" office:value="6.12323399573677E-017" calcext:value-type="float">
            <text:p>0.00000</text:p>
          </table:table-cell>
          <table:table-cell table:formula="of:=SIN([.L13])" office:value-type="float" office:value="1" calcext:value-type="float">
            <text:p>1.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13]" office:value-type="float" office:value="0" calcext:value-type="float">
            <text:p>0</text:p>
          </table:table-cell>
          <table:table-cell table:formula="of:=RADIANS([.S13])" office:value-type="float" office:value="0" calcext:value-type="float">
            <text:p>0.00000</text:p>
          </table:table-cell>
          <table:table-cell table:formula="of:=COS([.T13])" office:value-type="float" office:value="1" calcext:value-type="float">
            <text:p>1.00000</text:p>
          </table:table-cell>
          <table:table-cell table:formula="of:=SIN([.T13])" office:value-type="float" office:value="0" calcext:value-type="float">
            <text:p>0.0000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LEFT SRC</text:p>
          </table:table-cell>
          <table:table-cell office:value-type="float" office:value="13" calcext:value-type="float">
            <text:p>13</text:p>
          </table:table-cell>
          <table:table-cell office:value-type="float" office:value="33.51" calcext:value-type="float">
            <text:p>33.51</text:p>
          </table:table-cell>
          <table:table-cell office:value-type="float" office:value="291.2" calcext:value-type="float">
            <text:p>291.2</text:p>
          </table:table-cell>
          <table:table-cell office:value-type="float" office:value="58.5" calcext:value-type="float">
            <text:p>58.5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[.H14]-180" office:value-type="float" office:value="126" calcext:value-type="float">
            <text:p>126</text:p>
          </table:table-cell>
          <table:table-cell table:formula="of:=[.J14]+90" office:value-type="float" office:value="216" calcext:value-type="float">
            <text:p>216</text:p>
          </table:table-cell>
          <table:table-cell table:formula="of:=RADIANS([.K14])" office:value-type="float" office:value="3.76991118430775" calcext:value-type="float">
            <text:p>3.76991</text:p>
          </table:table-cell>
          <table:table-cell table:formula="of:=COS([.L14])" office:value-type="float" office:value="-0.809016994374948" calcext:value-type="float">
            <text:p>-0.80902</text:p>
          </table:table-cell>
          <table:table-cell table:formula="of:=SIN([.L14])" office:value-type="float" office:value="-0.587785252292473" calcext:value-type="float">
            <text:p>-0.5877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14]" office:value-type="float" office:value="126" calcext:value-type="float">
            <text:p>126</text:p>
          </table:table-cell>
          <table:table-cell table:formula="of:=RADIANS([.S14])" office:value-type="float" office:value="2.19911485751286" calcext:value-type="float">
            <text:p>2.19911</text:p>
          </table:table-cell>
          <table:table-cell table:formula="of:=COS([.T14])" office:value-type="float" office:value="-0.587785252292473" calcext:value-type="float">
            <text:p>-0.58779</text:p>
          </table:table-cell>
          <table:table-cell table:formula="of:=SIN([.T14])" office:value-type="float" office:value="0.809016994374948" calcext:value-type="float">
            <text:p>0.8090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PROC</text:p>
          </table:table-cell>
          <table:table-cell office:value-type="float" office:value="16" calcext:value-type="float">
            <text:p>16</text:p>
          </table:table-cell>
          <table:table-cell office:value-type="float" office:value="235.73" calcext:value-type="float">
            <text:p>235.73</text:p>
          </table:table-cell>
          <table:table-cell office:value-type="float" office:value="-0.15" calcext:value-type="float">
            <text:p>-0.15</text:p>
          </table:table-cell>
          <table:table-cell office:value-type="float" office:value="51.25" calcext:value-type="float">
            <text:p>51.2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H15]-180" office:value-type="float" office:value="-90" calcext:value-type="float">
            <text:p>-90</text:p>
          </table:table-cell>
          <table:table-cell table:formula="of:=[.J15]+90" office:value-type="float" office:value="0" calcext:value-type="float">
            <text:p>0</text:p>
          </table:table-cell>
          <table:table-cell table:formula="of:=RADIANS([.K15])" office:value-type="float" office:value="0" calcext:value-type="float">
            <text:p>0.00000</text:p>
          </table:table-cell>
          <table:table-cell table:formula="of:=COS([.L15])" office:value-type="float" office:value="1" calcext:value-type="float">
            <text:p>1.00000</text:p>
          </table:table-cell>
          <table:table-cell table:formula="of:=SIN([.L15])" office:value-type="float" office:value="0" calcext:value-type="float">
            <text:p>0.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15]" office:value-type="float" office:value="-90" calcext:value-type="float">
            <text:p>-90</text:p>
          </table:table-cell>
          <table:table-cell table:formula="of:=RADIANS([.S15])" office:value-type="float" office:value="-1.5707963267949" calcext:value-type="float">
            <text:p>-1.57080</text:p>
          </table:table-cell>
          <table:table-cell table:formula="of:=COS([.T15])" office:value-type="float" office:value="6.12323399573677E-017" calcext:value-type="float">
            <text:p>0.00000</text:p>
          </table:table-cell>
          <table:table-cell table:formula="of:=SIN([.T15])" office:value-type="float" office:value="-1" calcext:value-type="float">
            <text:p>-1.0000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RIGHT BARGE</text:p>
          </table:table-cell>
          <table:table-cell office:value-type="float" office:value="15" calcext:value-type="float">
            <text:p>15</text:p>
          </table:table-cell>
          <table:table-cell office:value-type="float" office:value="325.68" calcext:value-type="float">
            <text:p>325.68</text:p>
          </table:table-cell>
          <table:table-cell office:value-type="float" office:value="75.39" calcext:value-type="float">
            <text:p>75.39</text:p>
          </table:table-cell>
          <table:table-cell office:value-type="float" office:value="73.54" calcext:value-type="float">
            <text:p>73.54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formula="of:=[.H16]-180" office:value-type="float" office:value="0" calcext:value-type="float">
            <text:p>0</text:p>
          </table:table-cell>
          <table:table-cell table:formula="of:=[.J16]+90" office:value-type="float" office:value="90" calcext:value-type="float">
            <text:p>90</text:p>
          </table:table-cell>
          <table:table-cell table:formula="of:=RADIANS([.K16])" office:value-type="float" office:value="1.5707963267949" calcext:value-type="float">
            <text:p>1.57080</text:p>
          </table:table-cell>
          <table:table-cell table:formula="of:=COS([.L16])" office:value-type="float" office:value="6.12323399573677E-017" calcext:value-type="float">
            <text:p>0.00000</text:p>
          </table:table-cell>
          <table:table-cell table:formula="of:=SIN([.L16])" office:value-type="float" office:value="1" calcext:value-type="float">
            <text:p>1.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16]" office:value-type="float" office:value="0" calcext:value-type="float">
            <text:p>0</text:p>
          </table:table-cell>
          <table:table-cell table:formula="of:=RADIANS([.S16])" office:value-type="float" office:value="0" calcext:value-type="float">
            <text:p>0.00000</text:p>
          </table:table-cell>
          <table:table-cell table:formula="of:=COS([.T16])" office:value-type="float" office:value="1" calcext:value-type="float">
            <text:p>1.00000</text:p>
          </table:table-cell>
          <table:table-cell table:formula="of:=SIN([.T16])" office:value-type="float" office:value="0" calcext:value-type="float">
            <text:p>0.0000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RIGHT SRC</text:p>
          </table:table-cell>
          <table:table-cell office:value-type="float" office:value="12" calcext:value-type="float">
            <text:p>12</text:p>
          </table:table-cell>
          <table:table-cell office:value-type="float" office:value="33.51" calcext:value-type="float">
            <text:p>33.51</text:p>
          </table:table-cell>
          <table:table-cell office:value-type="float" office:value="25.8" calcext:value-type="float">
            <text:p>25.8</text:p>
          </table:table-cell>
          <table:table-cell office:value-type="float" office:value="58.5" calcext:value-type="float">
            <text:p>58.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H17]-180" office:value-type="float" office:value="-126" calcext:value-type="float">
            <text:p>-126</text:p>
          </table:table-cell>
          <table:table-cell table:formula="of:=[.J17]+90" office:value-type="float" office:value="-36" calcext:value-type="float">
            <text:p>-36</text:p>
          </table:table-cell>
          <table:table-cell table:formula="of:=RADIANS([.K17])" office:value-type="float" office:value="-0.628318530717959" calcext:value-type="float">
            <text:p>-0.62832</text:p>
          </table:table-cell>
          <table:table-cell table:formula="of:=COS([.L17])" office:value-type="float" office:value="0.809016994374948" calcext:value-type="float">
            <text:p>0.80902</text:p>
          </table:table-cell>
          <table:table-cell table:formula="of:=SIN([.L17])" office:value-type="float" office:value="-0.587785252292473" calcext:value-type="float">
            <text:p>-0.5877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17]" office:value-type="float" office:value="-126" calcext:value-type="float">
            <text:p>-126</text:p>
          </table:table-cell>
          <table:table-cell table:formula="of:=RADIANS([.S17])" office:value-type="float" office:value="-2.19911485751286" calcext:value-type="float">
            <text:p>-2.19911</text:p>
          </table:table-cell>
          <table:table-cell table:formula="of:=COS([.T17])" office:value-type="float" office:value="-0.587785252292473" calcext:value-type="float">
            <text:p>-0.58779</text:p>
          </table:table-cell>
          <table:table-cell table:formula="of:=SIN([.T17])" office:value-type="float" office:value="-0.809016994374948" calcext:value-type="float">
            <text:p>-0.8090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B</text:p>
          </table:table-cell>
          <table:table-cell office:value-type="float" office:value="7" calcext:value-type="float">
            <text:p>7</text:p>
          </table:table-cell>
          <table:table-cell office:value-type="float" office:value="546.87" calcext:value-type="float">
            <text:p>546.87</text:p>
          </table:table-cell>
          <table:table-cell office:value-type="float" office:value="158.5" calcext:value-type="float">
            <text:p>158.5</text:p>
          </table:table-cell>
          <table:table-cell office:value-type="float" office:value="12.13" calcext:value-type="float">
            <text:p>12.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8]-180" office:value-type="float" office:value="-180" calcext:value-type="float">
            <text:p>-180</text:p>
          </table:table-cell>
          <table:table-cell table:formula="of:=[.J18]+90" office:value-type="float" office:value="-90" calcext:value-type="float">
            <text:p>-90</text:p>
          </table:table-cell>
          <table:table-cell table:formula="of:=RADIANS([.K18])" office:value-type="float" office:value="-1.5707963267949" calcext:value-type="float">
            <text:p>-1.57080</text:p>
          </table:table-cell>
          <table:table-cell table:formula="of:=COS([.L18])" office:value-type="float" office:value="6.12323399573677E-017" calcext:value-type="float">
            <text:p>0.00000</text:p>
          </table:table-cell>
          <table:table-cell table:formula="of:=SIN([.L18])" office:value-type="float" office:value="-1" calcext:value-type="float">
            <text:p>-1.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18]" office:value-type="float" office:value="-180" calcext:value-type="float">
            <text:p>-180</text:p>
          </table:table-cell>
          <table:table-cell table:formula="of:=RADIANS([.S18])" office:value-type="float" office:value="-3.14159265358979" calcext:value-type="float">
            <text:p>-3.14159</text:p>
          </table:table-cell>
          <table:table-cell table:formula="of:=COS([.T18])" office:value-type="float" office:value="-1" calcext:value-type="float">
            <text:p>-1.00000</text:p>
          </table:table-cell>
          <table:table-cell table:formula="of:=SIN([.T18])" office:value-type="float" office:value="-1.22464679914735E-016" calcext:value-type="float">
            <text:p>0.0000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D</text:p>
          </table:table-cell>
          <table:table-cell office:value-type="float" office:value="8" calcext:value-type="float">
            <text:p>8</text:p>
          </table:table-cell>
          <table:table-cell office:value-type="float" office:value="530.49" calcext:value-type="float">
            <text:p>530.49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.13" calcext:value-type="float">
            <text:p>12.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H19]-180" office:value-type="float" office:value="-120" calcext:value-type="float">
            <text:p>-120</text:p>
          </table:table-cell>
          <table:table-cell table:formula="of:=[.J19]+90" office:value-type="float" office:value="-30" calcext:value-type="float">
            <text:p>-30</text:p>
          </table:table-cell>
          <table:table-cell table:formula="of:=RADIANS([.K19])" office:value-type="float" office:value="-0.523598775598299" calcext:value-type="float">
            <text:p>-0.52360</text:p>
          </table:table-cell>
          <table:table-cell table:formula="of:=COS([.L19])" office:value-type="float" office:value="0.866025403784439" calcext:value-type="float">
            <text:p>0.86603</text:p>
          </table:table-cell>
          <table:table-cell table:formula="of:=SIN([.L19])" office:value-type="float" office:value="-0.5" calcext:value-type="float">
            <text:p>-0.5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19]" office:value-type="float" office:value="-120" calcext:value-type="float">
            <text:p>-120</text:p>
          </table:table-cell>
          <table:table-cell table:formula="of:=RADIANS([.S19])" office:value-type="float" office:value="-2.0943951023932" calcext:value-type="float">
            <text:p>-2.09440</text:p>
          </table:table-cell>
          <table:table-cell table:formula="of:=COS([.T19])" office:value-type="float" office:value="-0.5" calcext:value-type="float">
            <text:p>-0.50000</text:p>
          </table:table-cell>
          <table:table-cell table:formula="of:=SIN([.T19])" office:value-type="float" office:value="-0.866025403784439" calcext:value-type="float">
            <text:p>-0.866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EF</text:p>
          </table:table-cell>
          <table:table-cell office:value-type="float" office:value="9" calcext:value-type="float">
            <text:p>9</text:p>
          </table:table-cell>
          <table:table-cell office:value-type="float" office:value="497.77" calcext:value-type="float">
            <text:p>497.77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.13" calcext:value-type="float">
            <text:p>12.1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H20]-180" office:value-type="float" office:value="-60" calcext:value-type="float">
            <text:p>-60</text:p>
          </table:table-cell>
          <table:table-cell table:formula="of:=[.J20]+90" office:value-type="float" office:value="30" calcext:value-type="float">
            <text:p>30</text:p>
          </table:table-cell>
          <table:table-cell table:formula="of:=RADIANS([.K20])" office:value-type="float" office:value="0.523598775598299" calcext:value-type="float">
            <text:p>0.52360</text:p>
          </table:table-cell>
          <table:table-cell table:formula="of:=COS([.L20])" office:value-type="float" office:value="0.866025403784439" calcext:value-type="float">
            <text:p>0.86603</text:p>
          </table:table-cell>
          <table:table-cell table:formula="of:=SIN([.L20])" office:value-type="float" office:value="0.5" calcext:value-type="float">
            <text:p>0.5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20]" office:value-type="float" office:value="-60" calcext:value-type="float">
            <text:p>-60</text:p>
          </table:table-cell>
          <table:table-cell table:formula="of:=RADIANS([.S20])" office:value-type="float" office:value="-1.0471975511966" calcext:value-type="float">
            <text:p>-1.04720</text:p>
          </table:table-cell>
          <table:table-cell table:formula="of:=COS([.T20])" office:value-type="float" office:value="0.5" calcext:value-type="float">
            <text:p>0.50000</text:p>
          </table:table-cell>
          <table:table-cell table:formula="of:=SIN([.T20])" office:value-type="float" office:value="-0.866025403784439" calcext:value-type="float">
            <text:p>-0.866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H</text:p>
          </table:table-cell>
          <table:table-cell office:value-type="float" office:value="10" calcext:value-type="float">
            <text:p>10</text:p>
          </table:table-cell>
          <table:table-cell office:value-type="float" office:value="481.39" calcext:value-type="float">
            <text:p>481.39</text:p>
          </table:table-cell>
          <table:table-cell office:value-type="float" office:value="158.5" calcext:value-type="float">
            <text:p>158.5</text:p>
          </table:table-cell>
          <table:table-cell office:value-type="float" office:value="12.13" calcext:value-type="float">
            <text:p>12.13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H21]-180" office:value-type="float" office:value="0" calcext:value-type="float">
            <text:p>0</text:p>
          </table:table-cell>
          <table:table-cell table:formula="of:=[.J21]+90" office:value-type="float" office:value="90" calcext:value-type="float">
            <text:p>90</text:p>
          </table:table-cell>
          <table:table-cell table:formula="of:=RADIANS([.K21])" office:value-type="float" office:value="1.5707963267949" calcext:value-type="float">
            <text:p>1.57080</text:p>
          </table:table-cell>
          <table:table-cell table:formula="of:=COS([.L21])" office:value-type="float" office:value="6.12323399573677E-017" calcext:value-type="float">
            <text:p>0.00000</text:p>
          </table:table-cell>
          <table:table-cell table:formula="of:=SIN([.L21])" office:value-type="float" office:value="1" calcext:value-type="float">
            <text:p>1.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21]" office:value-type="float" office:value="0" calcext:value-type="float">
            <text:p>0</text:p>
          </table:table-cell>
          <table:table-cell table:formula="of:=RADIANS([.S21])" office:value-type="float" office:value="0" calcext:value-type="float">
            <text:p>0.00000</text:p>
          </table:table-cell>
          <table:table-cell table:formula="of:=COS([.T21])" office:value-type="float" office:value="1" calcext:value-type="float">
            <text:p>1.00000</text:p>
          </table:table-cell>
          <table:table-cell table:formula="of:=SIN([.T21])" office:value-type="float" office:value="0" calcext:value-type="float">
            <text:p>0.0000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J</text:p>
          </table:table-cell>
          <table:table-cell office:value-type="float" office:value="11" calcext:value-type="float">
            <text:p>11</text:p>
          </table:table-cell>
          <table:table-cell office:value-type="float" office:value="497.77" calcext:value-type="float">
            <text:p>497.77</text:p>
          </table:table-cell>
          <table:table-cell office:value-type="float" office:value="130.17" calcext:value-type="float">
            <text:p>130.17</text:p>
          </table:table-cell>
          <table:table-cell office:value-type="float" office:value="12.13" calcext:value-type="float">
            <text:p>12.1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[.H22]-180" office:value-type="float" office:value="60" calcext:value-type="float">
            <text:p>60</text:p>
          </table:table-cell>
          <table:table-cell table:formula="of:=[.J22]+90" office:value-type="float" office:value="150" calcext:value-type="float">
            <text:p>150</text:p>
          </table:table-cell>
          <table:table-cell table:formula="of:=RADIANS([.K22])" office:value-type="float" office:value="2.61799387799149" calcext:value-type="float">
            <text:p>2.61799</text:p>
          </table:table-cell>
          <table:table-cell table:formula="of:=COS([.L22])" office:value-type="float" office:value="-0.866025403784439" calcext:value-type="float">
            <text:p>-0.86603</text:p>
          </table:table-cell>
          <table:table-cell table:formula="of:=SIN([.L22])" office:value-type="float" office:value="0.5" calcext:value-type="float">
            <text:p>0.5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22]" office:value-type="float" office:value="60" calcext:value-type="float">
            <text:p>60</text:p>
          </table:table-cell>
          <table:table-cell table:formula="of:=RADIANS([.S22])" office:value-type="float" office:value="1.0471975511966" calcext:value-type="float">
            <text:p>1.04720</text:p>
          </table:table-cell>
          <table:table-cell table:formula="of:=COS([.T22])" office:value-type="float" office:value="0.5" calcext:value-type="float">
            <text:p>0.50000</text:p>
          </table:table-cell>
          <table:table-cell table:formula="of:=SIN([.T22])" office:value-type="float" office:value="0.866025403784439" calcext:value-type="float">
            <text:p>0.866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L</text:p>
          </table:table-cell>
          <table:table-cell office:value-type="float" office:value="6" calcext:value-type="float">
            <text:p>6</text:p>
          </table:table-cell>
          <table:table-cell office:value-type="float" office:value="530.49" calcext:value-type="float">
            <text:p>530.49</text:p>
          </table:table-cell>
          <table:table-cell office:value-type="float" office:value="130.17" calcext:value-type="float">
            <text:p>130.17</text:p>
          </table:table-cell>
          <table:table-cell office:value-type="float" office:value="12.13" calcext:value-type="float">
            <text:p>12.1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H23]-180" office:value-type="float" office:value="120" calcext:value-type="float">
            <text:p>120</text:p>
          </table:table-cell>
          <table:table-cell table:formula="of:=[.J23]+90" office:value-type="float" office:value="210" calcext:value-type="float">
            <text:p>210</text:p>
          </table:table-cell>
          <table:table-cell table:formula="of:=RADIANS([.K23])" office:value-type="float" office:value="3.66519142918809" calcext:value-type="float">
            <text:p>3.66519</text:p>
          </table:table-cell>
          <table:table-cell table:formula="of:=COS([.L23])" office:value-type="float" office:value="-0.866025403784439" calcext:value-type="float">
            <text:p>-0.86603</text:p>
          </table:table-cell>
          <table:table-cell table:formula="of:=SIN([.L23])" office:value-type="float" office:value="-0.5" calcext:value-type="float">
            <text:p>-0.5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23]" office:value-type="float" office:value="120" calcext:value-type="float">
            <text:p>120</text:p>
          </table:table-cell>
          <table:table-cell table:formula="of:=RADIANS([.S23])" office:value-type="float" office:value="2.0943951023932" calcext:value-type="float">
            <text:p>2.09440</text:p>
          </table:table-cell>
          <table:table-cell table:formula="of:=COS([.T23])" office:value-type="float" office:value="-0.5" calcext:value-type="float">
            <text:p>-0.50000</text:p>
          </table:table-cell>
          <table:table-cell table:formula="of:=SIN([.T23])" office:value-type="float" office:value="0.866025403784439" calcext:value-type="float">
            <text:p>0.866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FT BARGE</text:p>
          </table:table-cell>
          <table:table-cell office:value-type="float" office:value="5" calcext:value-type="float">
            <text:p>5</text:p>
          </table:table-cell>
          <table:table-cell office:value-type="float" office:value="365.2" calcext:value-type="float">
            <text:p>365.2</text:p>
          </table:table-cell>
          <table:table-cell office:value-type="float" office:value="75.39" calcext:value-type="float">
            <text:p>75.39</text:p>
          </table:table-cell>
          <table:table-cell office:value-type="float" office:value="73.54" calcext:value-type="float">
            <text:p>73.5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24]-180" office:value-type="float" office:value="-180" calcext:value-type="float">
            <text:p>-180</text:p>
          </table:table-cell>
          <table:table-cell table:formula="of:=[.J24]+90" office:value-type="float" office:value="-90" calcext:value-type="float">
            <text:p>-90</text:p>
          </table:table-cell>
          <table:table-cell table:formula="of:=RADIANS([.K24])" office:value-type="float" office:value="-1.5707963267949" calcext:value-type="float">
            <text:p>-1.57080</text:p>
          </table:table-cell>
          <table:table-cell table:formula="of:=COS([.L24])" office:value-type="float" office:value="6.12323399573677E-017" calcext:value-type="float">
            <text:p>0.00000</text:p>
          </table:table-cell>
          <table:table-cell table:formula="of:=SIN([.L24])" office:value-type="float" office:value="-1" calcext:value-type="float">
            <text:p>-1.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24]" office:value-type="float" office:value="-180" calcext:value-type="float">
            <text:p>-180</text:p>
          </table:table-cell>
          <table:table-cell table:formula="of:=RADIANS([.S24])" office:value-type="float" office:value="-3.14159265358979" calcext:value-type="float">
            <text:p>-3.14159</text:p>
          </table:table-cell>
          <table:table-cell table:formula="of:=COS([.T24])" office:value-type="float" office:value="-1" calcext:value-type="float">
            <text:p>-1.00000</text:p>
          </table:table-cell>
          <table:table-cell table:formula="of:=SIN([.T24])" office:value-type="float" office:value="-1.22464679914735E-016" calcext:value-type="float">
            <text:p>0.0000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FT SRC</text:p>
          </table:table-cell>
          <table:table-cell office:value-type="float" office:value="1" calcext:value-type="float">
            <text:p>1</text:p>
          </table:table-cell>
          <table:table-cell office:value-type="float" office:value="657.37" calcext:value-type="float">
            <text:p>657.37</text:p>
          </table:table-cell>
          <table:table-cell office:value-type="float" office:value="25.8" calcext:value-type="float">
            <text:p>25.8</text:p>
          </table:table-cell>
          <table:table-cell office:value-type="float" office:value="58.5" calcext:value-type="float">
            <text:p>58.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H25]-180" office:value-type="float" office:value="-54" calcext:value-type="float">
            <text:p>-54</text:p>
          </table:table-cell>
          <table:table-cell table:formula="of:=[.J25]+90" office:value-type="float" office:value="36" calcext:value-type="float">
            <text:p>36</text:p>
          </table:table-cell>
          <table:table-cell table:formula="of:=RADIANS([.K25])" office:value-type="float" office:value="0.628318530717959" calcext:value-type="float">
            <text:p>0.62832</text:p>
          </table:table-cell>
          <table:table-cell table:formula="of:=COS([.L25])" office:value-type="float" office:value="0.809016994374948" calcext:value-type="float">
            <text:p>0.80902</text:p>
          </table:table-cell>
          <table:table-cell table:formula="of:=SIN([.L25])" office:value-type="float" office:value="0.587785252292473" calcext:value-type="float">
            <text:p>0.5877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25]" office:value-type="float" office:value="-54" calcext:value-type="float">
            <text:p>-54</text:p>
          </table:table-cell>
          <table:table-cell table:formula="of:=RADIANS([.S25])" office:value-type="float" office:value="-0.942477796076938" calcext:value-type="float">
            <text:p>-0.94248</text:p>
          </table:table-cell>
          <table:table-cell table:formula="of:=COS([.T25])" office:value-type="float" office:value="0.587785252292473" calcext:value-type="float">
            <text:p>0.58779</text:p>
          </table:table-cell>
          <table:table-cell table:formula="of:=SIN([.T25])" office:value-type="float" office:value="-0.809016994374948" calcext:value-type="float">
            <text:p>-0.8090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ROC</text:p>
          </table:table-cell>
          <table:table-cell office:value-type="float" office:value="3" calcext:value-type="float">
            <text:p>3</text:p>
          </table:table-cell>
          <table:table-cell office:value-type="float" office:value="455.15" calcext:value-type="float">
            <text:p>455.15</text:p>
          </table:table-cell>
          <table:table-cell office:value-type="float" office:value="317.15" calcext:value-type="float">
            <text:p>317.15</text:p>
          </table:table-cell>
          <table:table-cell office:value-type="float" office:value="51.25" calcext:value-type="float">
            <text:p>51.25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formula="of:=[.H26]-180" office:value-type="float" office:value="90" calcext:value-type="float">
            <text:p>90</text:p>
          </table:table-cell>
          <table:table-cell table:formula="of:=[.J26]+90" office:value-type="float" office:value="180" calcext:value-type="float">
            <text:p>180</text:p>
          </table:table-cell>
          <table:table-cell table:formula="of:=RADIANS([.K26])" office:value-type="float" office:value="3.14159265358979" calcext:value-type="float">
            <text:p>3.14159</text:p>
          </table:table-cell>
          <table:table-cell table:formula="of:=COS([.L26])" office:value-type="float" office:value="-1" calcext:value-type="float">
            <text:p>-1.00000</text:p>
          </table:table-cell>
          <table:table-cell table:formula="of:=SIN([.L26])" office:value-type="float" office:value="1.22464679914735E-016" calcext:value-type="float">
            <text:p>0.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26]" office:value-type="float" office:value="90" calcext:value-type="float">
            <text:p>90</text:p>
          </table:table-cell>
          <table:table-cell table:formula="of:=RADIANS([.S26])" office:value-type="float" office:value="1.5707963267949" calcext:value-type="float">
            <text:p>1.57080</text:p>
          </table:table-cell>
          <table:table-cell table:formula="of:=COS([.T26])" office:value-type="float" office:value="6.12323399573677E-017" calcext:value-type="float">
            <text:p>0.00000</text:p>
          </table:table-cell>
          <table:table-cell table:formula="of:=SIN([.T26])" office:value-type="float" office:value="1" calcext:value-type="float">
            <text:p>1.0000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IGHT BARGE</text:p>
          </table:table-cell>
          <table:table-cell office:value-type="float" office:value="4" calcext:value-type="float">
            <text:p>4</text:p>
          </table:table-cell>
          <table:table-cell office:value-type="float" office:value="365.2" calcext:value-type="float">
            <text:p>365.2</text:p>
          </table:table-cell>
          <table:table-cell office:value-type="float" office:value="241.64" calcext:value-type="float">
            <text:p>241.64</text:p>
          </table:table-cell>
          <table:table-cell office:value-type="float" office:value="73.54" calcext:value-type="float">
            <text:p>73.5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27]-180" office:value-type="float" office:value="-180" calcext:value-type="float">
            <text:p>-180</text:p>
          </table:table-cell>
          <table:table-cell table:formula="of:=[.J27]+90" office:value-type="float" office:value="-90" calcext:value-type="float">
            <text:p>-90</text:p>
          </table:table-cell>
          <table:table-cell table:formula="of:=RADIANS([.K27])" office:value-type="float" office:value="-1.5707963267949" calcext:value-type="float">
            <text:p>-1.57080</text:p>
          </table:table-cell>
          <table:table-cell table:formula="of:=COS([.L27])" office:value-type="float" office:value="6.12323399573677E-017" calcext:value-type="float">
            <text:p>0.00000</text:p>
          </table:table-cell>
          <table:table-cell table:formula="of:=SIN([.L27])" office:value-type="float" office:value="-1" calcext:value-type="float">
            <text:p>-1.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27]" office:value-type="float" office:value="-180" calcext:value-type="float">
            <text:p>-180</text:p>
          </table:table-cell>
          <table:table-cell table:formula="of:=RADIANS([.S27])" office:value-type="float" office:value="-3.14159265358979" calcext:value-type="float">
            <text:p>-3.14159</text:p>
          </table:table-cell>
          <table:table-cell table:formula="of:=COS([.T27])" office:value-type="float" office:value="-1" calcext:value-type="float">
            <text:p>-1.00000</text:p>
          </table:table-cell>
          <table:table-cell table:formula="of:=SIN([.T27])" office:value-type="float" office:value="-1.22464679914735E-016" calcext:value-type="float">
            <text:p>0.0000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IGHT SRC</text:p>
          </table:table-cell>
          <table:table-cell office:value-type="float" office:value="2" calcext:value-type="float">
            <text:p>2</text:p>
          </table:table-cell>
          <table:table-cell office:value-type="float" office:value="657.37" calcext:value-type="float">
            <text:p>657.37</text:p>
          </table:table-cell>
          <table:table-cell office:value-type="float" office:value="291.2" calcext:value-type="float">
            <text:p>291.2</text:p>
          </table:table-cell>
          <table:table-cell office:value-type="float" office:value="58.5" calcext:value-type="float">
            <text:p>58.5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formula="of:=[.H28]-180" office:value-type="float" office:value="54" calcext:value-type="float">
            <text:p>54</text:p>
          </table:table-cell>
          <table:table-cell table:formula="of:=[.J28]+90" office:value-type="float" office:value="144" calcext:value-type="float">
            <text:p>144</text:p>
          </table:table-cell>
          <table:table-cell table:formula="of:=RADIANS([.K28])" office:value-type="float" office:value="2.51327412287183" calcext:value-type="float">
            <text:p>2.51327</text:p>
          </table:table-cell>
          <table:table-cell table:formula="of:=COS([.L28])" office:value-type="float" office:value="-0.809016994374947" calcext:value-type="float">
            <text:p>-0.80902</text:p>
          </table:table-cell>
          <table:table-cell table:formula="of:=SIN([.L28])" office:value-type="float" office:value="0.587785252292473" calcext:value-type="float">
            <text:p>0.5877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28]" office:value-type="float" office:value="54" calcext:value-type="float">
            <text:p>54</text:p>
          </table:table-cell>
          <table:table-cell table:formula="of:=RADIANS([.S28])" office:value-type="float" office:value="0.942477796076938" calcext:value-type="float">
            <text:p>0.94248</text:p>
          </table:table-cell>
          <table:table-cell table:formula="of:=COS([.T28])" office:value-type="float" office:value="0.587785252292473" calcext:value-type="float">
            <text:p>0.58779</text:p>
          </table:table-cell>
          <table:table-cell table:formula="of:=SIN([.T28])" office:value-type="float" office:value="0.809016994374948" calcext:value-type="float">
            <text:p>0.8090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office:value-type="float" office:value="158.5" calcext:value-type="float">
            <text:p>158.5</text:p>
          </table:table-cell>
          <table:table-cell office:value-type="float" office:value="12.13" calcext:value-type="float">
            <text:p>12.13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H29]-180" office:value-type="float" office:value="0" calcext:value-type="float">
            <text:p>0</text:p>
          </table:table-cell>
          <table:table-cell table:formula="of:=[.J29]+90" office:value-type="float" office:value="90" calcext:value-type="float">
            <text:p>90</text:p>
          </table:table-cell>
          <table:table-cell table:formula="of:=RADIANS([.K29])" office:value-type="float" office:value="1.5707963267949" calcext:value-type="float">
            <text:p>1.57080</text:p>
          </table:table-cell>
          <table:table-cell table:formula="of:=COS([.L29])" office:value-type="float" office:value="6.12323399573677E-017" calcext:value-type="float">
            <text:p>0.00000</text:p>
          </table:table-cell>
          <table:table-cell table:formula="of:=SIN([.L29])" office:value-type="float" office:value="1" calcext:value-type="float">
            <text:p>1.00000</text:p>
          </table:table-cell>
          <table:table-cell table:formula="of:=[.$G$2]" office:value-type="float" office:value="6.47" calcext:value-type="float">
            <text:p>6.47</text:p>
          </table:table-cell>
          <table:table-cell table:formula="of:=[.E29]+[.O29]*[.M29]" office:value-type="float" office:value="144" calcext:value-type="float">
            <text:p>144.000</text:p>
          </table:table-cell>
          <table:table-cell table:formula="of:=[.F29]+[.O29]*[.N29]" office:value-type="float" office:value="164.97" calcext:value-type="float">
            <text:p>164.970</text:p>
          </table:table-cell>
          <table:table-cell/>
          <table:table-cell table:formula="of:=[.J29]" office:value-type="float" office:value="0" calcext:value-type="float">
            <text:p>0</text:p>
          </table:table-cell>
          <table:table-cell table:formula="of:=RADIANS([.S29])" office:value-type="float" office:value="0" calcext:value-type="float">
            <text:p>0.00000</text:p>
          </table:table-cell>
          <table:table-cell table:formula="of:=COS([.T29])" office:value-type="float" office:value="1" calcext:value-type="float">
            <text:p>1.00000</text:p>
          </table:table-cell>
          <table:table-cell table:formula="of:=SIN([.T29])" office:value-type="float" office:value="0" calcext:value-type="float">
            <text:p>0.00000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29]*[.U29]" office:value-type="float" office:value="-26" calcext:value-type="float">
            <text:p>-26</text:p>
          </table:table-cell>
          <table:table-cell table:formula="of:=[.W29]*[.V29]" office:value-type="float" office:value="-0" calcext:value-type="float">
            <text:p>0</text:p>
          </table:table-cell>
          <table:table-cell table:style-name="ce6" table:formula="of:=[.P29]+[.X29]" office:value-type="float" office:value="118" calcext:value-type="float">
            <text:p>118.000</text:p>
          </table:table-cell>
          <table:table-cell table:style-name="ce6" table:formula="of:=[.Q29]+[.Y29]" office:value-type="float" office:value="164.97" calcext:value-type="float">
            <text:p>164.970</text:p>
          </table:table-cell>
          <table:table-cell table:formula="of:=SQRT(([.Z29]-[.P29])^2+([.AA29]-[.Q29])^2)" office:value-type="float" office:value="26" calcext:value-type="float">
            <text:p>26</text:p>
          </table:table-cell>
          <table:table-cell table:formula="of:=SQRT(([.P29]-[.E29])^2+([.Q29]-[.F29])^2)" office:value-type="float" office:value="6.47" calcext:value-type="float">
            <text:p>6.47</text:p>
          </table:table-cell>
          <table:table-cell table:style-name="ce6" table:formula="of:=[.Z29]/12" office:value-type="float" office:value="9.83333333333333" calcext:value-type="float">
            <text:p>9.833</text:p>
          </table:table-cell>
          <table:table-cell table:style-name="ce6" table:formula="of:=[.AA29]/12" office:value-type="float" office:value="13.7475" calcext:value-type="float">
            <text:p>13.748</text:p>
          </table:table-cell>
          <table:table-cell table:formula="of:=[.J29]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office:value-type="float" office:value="158.5" calcext:value-type="float">
            <text:p>158.5</text:p>
          </table:table-cell>
          <table:table-cell office:value-type="float" office:value="12.13" calcext:value-type="float">
            <text:p>12.13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H30]-180" office:value-type="float" office:value="0" calcext:value-type="float">
            <text:p>0</text:p>
          </table:table-cell>
          <table:table-cell table:formula="of:=[.J30]+90" office:value-type="float" office:value="90" calcext:value-type="float">
            <text:p>90</text:p>
          </table:table-cell>
          <table:table-cell table:formula="of:=RADIANS([.K30])" office:value-type="float" office:value="1.5707963267949" calcext:value-type="float">
            <text:p>1.57080</text:p>
          </table:table-cell>
          <table:table-cell table:formula="of:=COS([.L30])" office:value-type="float" office:value="6.12323399573677E-017" calcext:value-type="float">
            <text:p>0.00000</text:p>
          </table:table-cell>
          <table:table-cell table:formula="of:=SIN([.L30])" office:value-type="float" office:value="1" calcext:value-type="float">
            <text:p>1.00000</text:p>
          </table:table-cell>
          <table:table-cell table:formula="of:=[.$G$2]*-1" office:value-type="float" office:value="-6.47" calcext:value-type="float">
            <text:p>-6.47</text:p>
          </table:table-cell>
          <table:table-cell table:formula="of:=[.E30]+[.O30]*[.M30]" office:value-type="float" office:value="144" calcext:value-type="float">
            <text:p>144.000</text:p>
          </table:table-cell>
          <table:table-cell table:formula="of:=[.F30]+[.O30]*[.N30]" office:value-type="float" office:value="152.03" calcext:value-type="float">
            <text:p>152.030</text:p>
          </table:table-cell>
          <table:table-cell/>
          <table:table-cell table:formula="of:=[.J30]" office:value-type="float" office:value="0" calcext:value-type="float">
            <text:p>0</text:p>
          </table:table-cell>
          <table:table-cell table:formula="of:=RADIANS([.S30])" office:value-type="float" office:value="0" calcext:value-type="float">
            <text:p>0.00000</text:p>
          </table:table-cell>
          <table:table-cell table:formula="of:=COS([.T30])" office:value-type="float" office:value="1" calcext:value-type="float">
            <text:p>1.00000</text:p>
          </table:table-cell>
          <table:table-cell table:formula="of:=SIN([.T30])" office:value-type="float" office:value="0" calcext:value-type="float">
            <text:p>0.00000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30]*[.U30]" office:value-type="float" office:value="-26" calcext:value-type="float">
            <text:p>-26</text:p>
          </table:table-cell>
          <table:table-cell table:formula="of:=[.W30]*[.V30]" office:value-type="float" office:value="-0" calcext:value-type="float">
            <text:p>0</text:p>
          </table:table-cell>
          <table:table-cell table:style-name="ce6" table:formula="of:=[.P30]+[.X30]" office:value-type="float" office:value="118" calcext:value-type="float">
            <text:p>118.000</text:p>
          </table:table-cell>
          <table:table-cell table:style-name="ce6" table:formula="of:=[.Q30]+[.Y30]" office:value-type="float" office:value="152.03" calcext:value-type="float">
            <text:p>152.030</text:p>
          </table:table-cell>
          <table:table-cell table:formula="of:=SQRT(([.Z30]-[.P30])^2+([.AA30]-[.Q30])^2)" office:value-type="float" office:value="26" calcext:value-type="float">
            <text:p>26</text:p>
          </table:table-cell>
          <table:table-cell table:formula="of:=SQRT(([.P30]-[.E30])^2+([.Q30]-[.F30])^2)" office:value-type="float" office:value="6.47" calcext:value-type="float">
            <text:p>6.47</text:p>
          </table:table-cell>
          <table:table-cell table:style-name="ce6" table:formula="of:=[.Z30]/12" office:value-type="float" office:value="9.83333333333333" calcext:value-type="float">
            <text:p>9.833</text:p>
          </table:table-cell>
          <table:table-cell table:style-name="ce6" table:formula="of:=[.AA30]/12" office:value-type="float" office:value="12.6691666666667" calcext:value-type="float">
            <text:p>12.669</text:p>
          </table:table-cell>
          <table:table-cell table:formula="of:=[.J30]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C </text:p>
          </table:table-cell>
          <table:table-cell office:value-type="float" office:value="17" calcext:value-type="float">
            <text:p>17</text:p>
          </table:table-cell>
          <table:table-cell office:value-type="float" office:value="160.39" calcext:value-type="float">
            <text:p>160.39</text:p>
          </table:table-cell>
          <table:table-cell office:value-type="float" office:value="130.17" calcext:value-type="float">
            <text:p>130.17</text:p>
          </table:table-cell>
          <table:table-cell office:value-type="float" office:value="12.13" calcext:value-type="float">
            <text:p>12.1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[.H31]-180" office:value-type="float" office:value="60" calcext:value-type="float">
            <text:p>60</text:p>
          </table:table-cell>
          <table:table-cell table:formula="of:=[.J31]+90" office:value-type="float" office:value="150" calcext:value-type="float">
            <text:p>150</text:p>
          </table:table-cell>
          <table:table-cell table:formula="of:=RADIANS([.K31])" office:value-type="float" office:value="2.61799387799149" calcext:value-type="float">
            <text:p>2.61799</text:p>
          </table:table-cell>
          <table:table-cell table:formula="of:=COS([.L31])" office:value-type="float" office:value="-0.866025403784439" calcext:value-type="float">
            <text:p>-0.86603</text:p>
          </table:table-cell>
          <table:table-cell table:formula="of:=SIN([.L31])" office:value-type="float" office:value="0.5" calcext:value-type="float">
            <text:p>0.50000</text:p>
          </table:table-cell>
          <table:table-cell table:formula="of:=[.$G$2]" office:value-type="float" office:value="6.47" calcext:value-type="float">
            <text:p>6.47</text:p>
          </table:table-cell>
          <table:table-cell table:formula="of:=[.E31]+[.O31]*[.M31]" office:value-type="float" office:value="154.786815637515" calcext:value-type="float">
            <text:p>154.787</text:p>
          </table:table-cell>
          <table:table-cell table:formula="of:=[.F31]+[.O31]*[.N31]" office:value-type="float" office:value="133.405" calcext:value-type="float">
            <text:p>133.405</text:p>
          </table:table-cell>
          <table:table-cell/>
          <table:table-cell table:formula="of:=[.J31]" office:value-type="float" office:value="60" calcext:value-type="float">
            <text:p>60</text:p>
          </table:table-cell>
          <table:table-cell table:formula="of:=RADIANS([.S31])" office:value-type="float" office:value="1.0471975511966" calcext:value-type="float">
            <text:p>1.04720</text:p>
          </table:table-cell>
          <table:table-cell table:formula="of:=COS([.T31])" office:value-type="float" office:value="0.5" calcext:value-type="float">
            <text:p>0.50000</text:p>
          </table:table-cell>
          <table:table-cell table:formula="of:=SIN([.T31])" office:value-type="float" office:value="0.866025403784439" calcext:value-type="float">
            <text:p>0.86603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31]*[.U31]" office:value-type="float" office:value="-13" calcext:value-type="float">
            <text:p>-13</text:p>
          </table:table-cell>
          <table:table-cell table:formula="of:=[.W31]*[.V31]" office:value-type="float" office:value="-22.5166604983954" calcext:value-type="float">
            <text:p>-22.5166604983954</text:p>
          </table:table-cell>
          <table:table-cell table:style-name="ce6" table:formula="of:=[.P31]+[.X31]" office:value-type="float" office:value="141.786815637515" calcext:value-type="float">
            <text:p>141.787</text:p>
          </table:table-cell>
          <table:table-cell table:style-name="ce6" table:formula="of:=[.Q31]+[.Y31]" office:value-type="float" office:value="110.888339501605" calcext:value-type="float">
            <text:p>110.888</text:p>
          </table:table-cell>
          <table:table-cell table:formula="of:=SQRT(([.Z31]-[.P31])^2+([.AA31]-[.Q31])^2)" office:value-type="float" office:value="26" calcext:value-type="float">
            <text:p>26</text:p>
          </table:table-cell>
          <table:table-cell table:formula="of:=SQRT(([.P31]-[.E31])^2+([.Q31]-[.F31])^2)" office:value-type="float" office:value="6.46999999999998" calcext:value-type="float">
            <text:p>6.46999999999998</text:p>
          </table:table-cell>
          <table:table-cell table:style-name="ce6" table:formula="of:=[.Z31]/12" office:value-type="float" office:value="11.8155679697929" calcext:value-type="float">
            <text:p>11.816</text:p>
          </table:table-cell>
          <table:table-cell table:style-name="ce6" table:formula="of:=[.AA31]/12" office:value-type="float" office:value="9.24069495846705" calcext:value-type="float">
            <text:p>9.241</text:p>
          </table:table-cell>
          <table:table-cell table:formula="of:=[.J31]" office:value-type="float" office:value="60" calcext:value-type="float">
            <text:p>6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160.39" calcext:value-type="float">
            <text:p>160.39</text:p>
          </table:table-cell>
          <table:table-cell office:value-type="float" office:value="130.17" calcext:value-type="float">
            <text:p>130.17</text:p>
          </table:table-cell>
          <table:table-cell office:value-type="float" office:value="12.13" calcext:value-type="float">
            <text:p>12.1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[.H32]-180" office:value-type="float" office:value="60" calcext:value-type="float">
            <text:p>60</text:p>
          </table:table-cell>
          <table:table-cell table:formula="of:=[.J32]+90" office:value-type="float" office:value="150" calcext:value-type="float">
            <text:p>150</text:p>
          </table:table-cell>
          <table:table-cell table:formula="of:=RADIANS([.K32])" office:value-type="float" office:value="2.61799387799149" calcext:value-type="float">
            <text:p>2.61799</text:p>
          </table:table-cell>
          <table:table-cell table:formula="of:=COS([.L32])" office:value-type="float" office:value="-0.866025403784439" calcext:value-type="float">
            <text:p>-0.86603</text:p>
          </table:table-cell>
          <table:table-cell table:formula="of:=SIN([.L32])" office:value-type="float" office:value="0.5" calcext:value-type="float">
            <text:p>0.50000</text:p>
          </table:table-cell>
          <table:table-cell table:formula="of:=[.$G$2]*-1" office:value-type="float" office:value="-6.47" calcext:value-type="float">
            <text:p>-6.47</text:p>
          </table:table-cell>
          <table:table-cell table:formula="of:=[.E32]+[.O32]*[.M32]" office:value-type="float" office:value="165.993184362485" calcext:value-type="float">
            <text:p>165.993</text:p>
          </table:table-cell>
          <table:table-cell table:formula="of:=[.F32]+[.O32]*[.N32]" office:value-type="float" office:value="126.935" calcext:value-type="float">
            <text:p>126.935</text:p>
          </table:table-cell>
          <table:table-cell/>
          <table:table-cell table:formula="of:=[.J32]" office:value-type="float" office:value="60" calcext:value-type="float">
            <text:p>60</text:p>
          </table:table-cell>
          <table:table-cell table:formula="of:=RADIANS([.S32])" office:value-type="float" office:value="1.0471975511966" calcext:value-type="float">
            <text:p>1.04720</text:p>
          </table:table-cell>
          <table:table-cell table:formula="of:=COS([.T32])" office:value-type="float" office:value="0.5" calcext:value-type="float">
            <text:p>0.50000</text:p>
          </table:table-cell>
          <table:table-cell table:formula="of:=SIN([.T32])" office:value-type="float" office:value="0.866025403784439" calcext:value-type="float">
            <text:p>0.86603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32]*[.U32]" office:value-type="float" office:value="-13" calcext:value-type="float">
            <text:p>-13</text:p>
          </table:table-cell>
          <table:table-cell table:formula="of:=[.W32]*[.V32]" office:value-type="float" office:value="-22.5166604983954" calcext:value-type="float">
            <text:p>-22.5166604983954</text:p>
          </table:table-cell>
          <table:table-cell table:style-name="ce6" table:formula="of:=[.P32]+[.X32]" office:value-type="float" office:value="152.993184362485" calcext:value-type="float">
            <text:p>152.993</text:p>
          </table:table-cell>
          <table:table-cell table:style-name="ce6" table:formula="of:=[.Q32]+[.Y32]" office:value-type="float" office:value="104.418339501605" calcext:value-type="float">
            <text:p>104.418</text:p>
          </table:table-cell>
          <table:table-cell table:formula="of:=SQRT(([.Z32]-[.P32])^2+([.AA32]-[.Q32])^2)" office:value-type="float" office:value="26" calcext:value-type="float">
            <text:p>26</text:p>
          </table:table-cell>
          <table:table-cell table:formula="of:=SQRT(([.P32]-[.E32])^2+([.Q32]-[.F32])^2)" office:value-type="float" office:value="6.46999999999999" calcext:value-type="float">
            <text:p>6.46999999999999</text:p>
          </table:table-cell>
          <table:table-cell table:style-name="ce6" table:formula="of:=[.Z32]/12" office:value-type="float" office:value="12.7494320302071" calcext:value-type="float">
            <text:p>12.749</text:p>
          </table:table-cell>
          <table:table-cell table:style-name="ce6" table:formula="of:=[.AA32]/12" office:value-type="float" office:value="8.70152829180038" calcext:value-type="float">
            <text:p>8.702</text:p>
          </table:table-cell>
          <table:table-cell table:formula="of:=[.J32]" office:value-type="float" office:value="60" calcext:value-type="float">
            <text:p>6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E </text:p>
          </table:table-cell>
          <table:table-cell office:value-type="float" office:value="22" calcext:value-type="float">
            <text:p>22</text:p>
          </table:table-cell>
          <table:table-cell office:value-type="float" office:value="193.1" calcext:value-type="float">
            <text:p>193.1</text:p>
          </table:table-cell>
          <table:table-cell office:value-type="float" office:value="130.17" calcext:value-type="float">
            <text:p>130.17</text:p>
          </table:table-cell>
          <table:table-cell office:value-type="float" office:value="12.13" calcext:value-type="float">
            <text:p>12.1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H33]-180" office:value-type="float" office:value="120" calcext:value-type="float">
            <text:p>120</text:p>
          </table:table-cell>
          <table:table-cell table:formula="of:=[.J33]+90" office:value-type="float" office:value="210" calcext:value-type="float">
            <text:p>210</text:p>
          </table:table-cell>
          <table:table-cell table:formula="of:=RADIANS([.K33])" office:value-type="float" office:value="3.66519142918809" calcext:value-type="float">
            <text:p>3.66519</text:p>
          </table:table-cell>
          <table:table-cell table:formula="of:=COS([.L33])" office:value-type="float" office:value="-0.866025403784439" calcext:value-type="float">
            <text:p>-0.86603</text:p>
          </table:table-cell>
          <table:table-cell table:formula="of:=SIN([.L33])" office:value-type="float" office:value="-0.5" calcext:value-type="float">
            <text:p>-0.50000</text:p>
          </table:table-cell>
          <table:table-cell table:formula="of:=[.$G$2]" office:value-type="float" office:value="6.47" calcext:value-type="float">
            <text:p>6.47</text:p>
          </table:table-cell>
          <table:table-cell table:formula="of:=[.E33]+[.O33]*[.M33]" office:value-type="float" office:value="187.496815637515" calcext:value-type="float">
            <text:p>187.497</text:p>
          </table:table-cell>
          <table:table-cell table:formula="of:=[.F33]+[.O33]*[.N33]" office:value-type="float" office:value="126.935" calcext:value-type="float">
            <text:p>126.935</text:p>
          </table:table-cell>
          <table:table-cell/>
          <table:table-cell table:formula="of:=[.J33]" office:value-type="float" office:value="120" calcext:value-type="float">
            <text:p>120</text:p>
          </table:table-cell>
          <table:table-cell table:formula="of:=RADIANS([.S33])" office:value-type="float" office:value="2.0943951023932" calcext:value-type="float">
            <text:p>2.09440</text:p>
          </table:table-cell>
          <table:table-cell table:formula="of:=COS([.T33])" office:value-type="float" office:value="-0.5" calcext:value-type="float">
            <text:p>-0.50000</text:p>
          </table:table-cell>
          <table:table-cell table:formula="of:=SIN([.T33])" office:value-type="float" office:value="0.866025403784439" calcext:value-type="float">
            <text:p>0.86603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33]*[.U33]" office:value-type="float" office:value="13" calcext:value-type="float">
            <text:p>13</text:p>
          </table:table-cell>
          <table:table-cell table:formula="of:=[.W33]*[.V33]" office:value-type="float" office:value="-22.5166604983954" calcext:value-type="float">
            <text:p>-22.5166604983954</text:p>
          </table:table-cell>
          <table:table-cell table:style-name="ce6" table:formula="of:=[.P33]+[.X33]" office:value-type="float" office:value="200.496815637515" calcext:value-type="float">
            <text:p>200.497</text:p>
          </table:table-cell>
          <table:table-cell table:style-name="ce6" table:formula="of:=[.Q33]+[.Y33]" office:value-type="float" office:value="104.418339501605" calcext:value-type="float">
            <text:p>104.418</text:p>
          </table:table-cell>
          <table:table-cell table:formula="of:=SQRT(([.Z33]-[.P33])^2+([.AA33]-[.Q33])^2)" office:value-type="float" office:value="26" calcext:value-type="float">
            <text:p>26</text:p>
          </table:table-cell>
          <table:table-cell table:formula="of:=SQRT(([.P33]-[.E33])^2+([.Q33]-[.F33])^2)" office:value-type="float" office:value="6.46999999999999" calcext:value-type="float">
            <text:p>6.46999999999999</text:p>
          </table:table-cell>
          <table:table-cell table:style-name="ce6" table:formula="of:=[.Z33]/12" office:value-type="float" office:value="16.7080679697929" calcext:value-type="float">
            <text:p>16.708</text:p>
          </table:table-cell>
          <table:table-cell table:style-name="ce6" table:formula="of:=[.AA33]/12" office:value-type="float" office:value="8.70152829180038" calcext:value-type="float">
            <text:p>8.702</text:p>
          </table:table-cell>
          <table:table-cell table:formula="of:=[.J33]" office:value-type="float" office:value="120" calcext:value-type="float">
            <text:p>12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float" office:value="193.1" calcext:value-type="float">
            <text:p>193.1</text:p>
          </table:table-cell>
          <table:table-cell office:value-type="float" office:value="130.17" calcext:value-type="float">
            <text:p>130.17</text:p>
          </table:table-cell>
          <table:table-cell office:value-type="float" office:value="12.13" calcext:value-type="float">
            <text:p>12.1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H34]-180" office:value-type="float" office:value="120" calcext:value-type="float">
            <text:p>120</text:p>
          </table:table-cell>
          <table:table-cell table:formula="of:=[.J34]+90" office:value-type="float" office:value="210" calcext:value-type="float">
            <text:p>210</text:p>
          </table:table-cell>
          <table:table-cell table:formula="of:=RADIANS([.K34])" office:value-type="float" office:value="3.66519142918809" calcext:value-type="float">
            <text:p>3.66519</text:p>
          </table:table-cell>
          <table:table-cell table:formula="of:=COS([.L34])" office:value-type="float" office:value="-0.866025403784439" calcext:value-type="float">
            <text:p>-0.86603</text:p>
          </table:table-cell>
          <table:table-cell table:formula="of:=SIN([.L34])" office:value-type="float" office:value="-0.5" calcext:value-type="float">
            <text:p>-0.50000</text:p>
          </table:table-cell>
          <table:table-cell table:formula="of:=[.$G$2]*-1" office:value-type="float" office:value="-6.47" calcext:value-type="float">
            <text:p>-6.47</text:p>
          </table:table-cell>
          <table:table-cell table:formula="of:=[.E34]+[.O34]*[.M34]" office:value-type="float" office:value="198.703184362485" calcext:value-type="float">
            <text:p>198.703</text:p>
          </table:table-cell>
          <table:table-cell table:formula="of:=[.F34]+[.O34]*[.N34]" office:value-type="float" office:value="133.405" calcext:value-type="float">
            <text:p>133.405</text:p>
          </table:table-cell>
          <table:table-cell/>
          <table:table-cell table:formula="of:=[.J34]" office:value-type="float" office:value="120" calcext:value-type="float">
            <text:p>120</text:p>
          </table:table-cell>
          <table:table-cell table:formula="of:=RADIANS([.S34])" office:value-type="float" office:value="2.0943951023932" calcext:value-type="float">
            <text:p>2.09440</text:p>
          </table:table-cell>
          <table:table-cell table:formula="of:=COS([.T34])" office:value-type="float" office:value="-0.5" calcext:value-type="float">
            <text:p>-0.50000</text:p>
          </table:table-cell>
          <table:table-cell table:formula="of:=SIN([.T34])" office:value-type="float" office:value="0.866025403784439" calcext:value-type="float">
            <text:p>0.86603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34]*[.U34]" office:value-type="float" office:value="13" calcext:value-type="float">
            <text:p>13</text:p>
          </table:table-cell>
          <table:table-cell table:formula="of:=[.W34]*[.V34]" office:value-type="float" office:value="-22.5166604983954" calcext:value-type="float">
            <text:p>-22.5166604983954</text:p>
          </table:table-cell>
          <table:table-cell table:style-name="ce6" table:formula="of:=[.P34]+[.X34]" office:value-type="float" office:value="211.703184362485" calcext:value-type="float">
            <text:p>211.703</text:p>
          </table:table-cell>
          <table:table-cell table:style-name="ce6" table:formula="of:=[.Q34]+[.Y34]" office:value-type="float" office:value="110.888339501605" calcext:value-type="float">
            <text:p>110.888</text:p>
          </table:table-cell>
          <table:table-cell table:formula="of:=SQRT(([.Z34]-[.P34])^2+([.AA34]-[.Q34])^2)" office:value-type="float" office:value="26" calcext:value-type="float">
            <text:p>26</text:p>
          </table:table-cell>
          <table:table-cell table:formula="of:=SQRT(([.P34]-[.E34])^2+([.Q34]-[.F34])^2)" office:value-type="float" office:value="6.47" calcext:value-type="float">
            <text:p>6.47</text:p>
          </table:table-cell>
          <table:table-cell table:style-name="ce6" table:formula="of:=[.Z34]/12" office:value-type="float" office:value="17.6419320302071" calcext:value-type="float">
            <text:p>17.642</text:p>
          </table:table-cell>
          <table:table-cell table:style-name="ce6" table:formula="of:=[.AA34]/12" office:value-type="float" office:value="9.24069495846705" calcext:value-type="float">
            <text:p>9.241</text:p>
          </table:table-cell>
          <table:table-cell table:formula="of:=[.J34]" office:value-type="float" office:value="120" calcext:value-type="float">
            <text:p>12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G </text:p>
          </table:table-cell>
          <table:table-cell office:value-type="float" office:value="21" calcext:value-type="float">
            <text:p>21</text:p>
          </table:table-cell>
          <table:table-cell office:value-type="float" office:value="209.49" calcext:value-type="float">
            <text:p>209.49</text:p>
          </table:table-cell>
          <table:table-cell office:value-type="float" office:value="158.5" calcext:value-type="float">
            <text:p>158.5</text:p>
          </table:table-cell>
          <table:table-cell office:value-type="float" office:value="12.13" calcext:value-type="float">
            <text:p>12.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5]-180" office:value-type="float" office:value="-180" calcext:value-type="float">
            <text:p>-180</text:p>
          </table:table-cell>
          <table:table-cell table:formula="of:=[.J35]+90" office:value-type="float" office:value="-90" calcext:value-type="float">
            <text:p>-90</text:p>
          </table:table-cell>
          <table:table-cell table:formula="of:=RADIANS([.K35])" office:value-type="float" office:value="-1.5707963267949" calcext:value-type="float">
            <text:p>-1.57080</text:p>
          </table:table-cell>
          <table:table-cell table:formula="of:=COS([.L35])" office:value-type="float" office:value="6.12323399573677E-017" calcext:value-type="float">
            <text:p>0.00000</text:p>
          </table:table-cell>
          <table:table-cell table:formula="of:=SIN([.L35])" office:value-type="float" office:value="-1" calcext:value-type="float">
            <text:p>-1.00000</text:p>
          </table:table-cell>
          <table:table-cell table:formula="of:=[.$G$2]" office:value-type="float" office:value="6.47" calcext:value-type="float">
            <text:p>6.47</text:p>
          </table:table-cell>
          <table:table-cell table:formula="of:=[.E35]+[.O35]*[.M35]" office:value-type="float" office:value="209.49" calcext:value-type="float">
            <text:p>209.490</text:p>
          </table:table-cell>
          <table:table-cell table:formula="of:=[.F35]+[.O35]*[.N35]" office:value-type="float" office:value="152.03" calcext:value-type="float">
            <text:p>152.030</text:p>
          </table:table-cell>
          <table:table-cell/>
          <table:table-cell table:formula="of:=[.J35]" office:value-type="float" office:value="-180" calcext:value-type="float">
            <text:p>-180</text:p>
          </table:table-cell>
          <table:table-cell table:formula="of:=RADIANS([.S35])" office:value-type="float" office:value="-3.14159265358979" calcext:value-type="float">
            <text:p>-3.14159</text:p>
          </table:table-cell>
          <table:table-cell table:formula="of:=COS([.T35])" office:value-type="float" office:value="-1" calcext:value-type="float">
            <text:p>-1.00000</text:p>
          </table:table-cell>
          <table:table-cell table:formula="of:=SIN([.T35])" office:value-type="float" office:value="-1.22464679914735E-016" calcext:value-type="float">
            <text:p>0.00000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35]*[.U35]" office:value-type="float" office:value="26" calcext:value-type="float">
            <text:p>26</text:p>
          </table:table-cell>
          <table:table-cell table:formula="of:=[.W35]*[.V35]" office:value-type="float" office:value="3.18408167778312E-015" calcext:value-type="float">
            <text:p>3.18408167778312E-15</text:p>
          </table:table-cell>
          <table:table-cell table:style-name="ce6" table:formula="of:=[.P35]+[.X35]" office:value-type="float" office:value="235.49" calcext:value-type="float">
            <text:p>235.490</text:p>
          </table:table-cell>
          <table:table-cell table:style-name="ce6" table:formula="of:=[.Q35]+[.Y35]" office:value-type="float" office:value="152.03" calcext:value-type="float">
            <text:p>152.030</text:p>
          </table:table-cell>
          <table:table-cell table:formula="of:=SQRT(([.Z35]-[.P35])^2+([.AA35]-[.Q35])^2)" office:value-type="float" office:value="26" calcext:value-type="float">
            <text:p>26</text:p>
          </table:table-cell>
          <table:table-cell table:formula="of:=SQRT(([.P35]-[.E35])^2+([.Q35]-[.F35])^2)" office:value-type="float" office:value="6.47" calcext:value-type="float">
            <text:p>6.47</text:p>
          </table:table-cell>
          <table:table-cell table:style-name="ce6" table:formula="of:=[.Z35]/12" office:value-type="float" office:value="19.6241666666667" calcext:value-type="float">
            <text:p>19.624</text:p>
          </table:table-cell>
          <table:table-cell table:style-name="ce6" table:formula="of:=[.AA35]/12" office:value-type="float" office:value="12.6691666666667" calcext:value-type="float">
            <text:p>12.669</text:p>
          </table:table-cell>
          <table:table-cell table:formula="of:=[.J35]" office:value-type="float" office:value="-180" calcext:value-type="float">
            <text:p>-18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H</text:p>
          </table:table-cell>
          <table:table-cell office:value-type="float" office:value="21" calcext:value-type="float">
            <text:p>21</text:p>
          </table:table-cell>
          <table:table-cell office:value-type="float" office:value="209.49" calcext:value-type="float">
            <text:p>209.49</text:p>
          </table:table-cell>
          <table:table-cell office:value-type="float" office:value="158.5" calcext:value-type="float">
            <text:p>158.5</text:p>
          </table:table-cell>
          <table:table-cell office:value-type="float" office:value="12.13" calcext:value-type="float">
            <text:p>12.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6]-180" office:value-type="float" office:value="-180" calcext:value-type="float">
            <text:p>-180</text:p>
          </table:table-cell>
          <table:table-cell table:formula="of:=[.J36]+90" office:value-type="float" office:value="-90" calcext:value-type="float">
            <text:p>-90</text:p>
          </table:table-cell>
          <table:table-cell table:formula="of:=RADIANS([.K36])" office:value-type="float" office:value="-1.5707963267949" calcext:value-type="float">
            <text:p>-1.57080</text:p>
          </table:table-cell>
          <table:table-cell table:formula="of:=COS([.L36])" office:value-type="float" office:value="6.12323399573677E-017" calcext:value-type="float">
            <text:p>0.00000</text:p>
          </table:table-cell>
          <table:table-cell table:formula="of:=SIN([.L36])" office:value-type="float" office:value="-1" calcext:value-type="float">
            <text:p>-1.00000</text:p>
          </table:table-cell>
          <table:table-cell table:formula="of:=[.$G$2]*-1" office:value-type="float" office:value="-6.47" calcext:value-type="float">
            <text:p>-6.47</text:p>
          </table:table-cell>
          <table:table-cell table:formula="of:=[.E36]+[.O36]*[.M36]" office:value-type="float" office:value="209.49" calcext:value-type="float">
            <text:p>209.490</text:p>
          </table:table-cell>
          <table:table-cell table:formula="of:=[.F36]+[.O36]*[.N36]" office:value-type="float" office:value="164.97" calcext:value-type="float">
            <text:p>164.970</text:p>
          </table:table-cell>
          <table:table-cell/>
          <table:table-cell table:formula="of:=[.J36]" office:value-type="float" office:value="-180" calcext:value-type="float">
            <text:p>-180</text:p>
          </table:table-cell>
          <table:table-cell table:formula="of:=RADIANS([.S36])" office:value-type="float" office:value="-3.14159265358979" calcext:value-type="float">
            <text:p>-3.14159</text:p>
          </table:table-cell>
          <table:table-cell table:formula="of:=COS([.T36])" office:value-type="float" office:value="-1" calcext:value-type="float">
            <text:p>-1.00000</text:p>
          </table:table-cell>
          <table:table-cell table:formula="of:=SIN([.T36])" office:value-type="float" office:value="-1.22464679914735E-016" calcext:value-type="float">
            <text:p>0.00000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36]*[.U36]" office:value-type="float" office:value="26" calcext:value-type="float">
            <text:p>26</text:p>
          </table:table-cell>
          <table:table-cell table:formula="of:=[.W36]*[.V36]" office:value-type="float" office:value="3.18408167778312E-015" calcext:value-type="float">
            <text:p>3.18408167778312E-15</text:p>
          </table:table-cell>
          <table:table-cell table:style-name="ce6" table:formula="of:=[.P36]+[.X36]" office:value-type="float" office:value="235.49" calcext:value-type="float">
            <text:p>235.490</text:p>
          </table:table-cell>
          <table:table-cell table:style-name="ce6" table:formula="of:=[.Q36]+[.Y36]" office:value-type="float" office:value="164.97" calcext:value-type="float">
            <text:p>164.970</text:p>
          </table:table-cell>
          <table:table-cell table:formula="of:=SQRT(([.Z36]-[.P36])^2+([.AA36]-[.Q36])^2)" office:value-type="float" office:value="26" calcext:value-type="float">
            <text:p>26</text:p>
          </table:table-cell>
          <table:table-cell table:formula="of:=SQRT(([.P36]-[.E36])^2+([.Q36]-[.F36])^2)" office:value-type="float" office:value="6.47" calcext:value-type="float">
            <text:p>6.47</text:p>
          </table:table-cell>
          <table:table-cell table:style-name="ce6" table:formula="of:=[.Z36]/12" office:value-type="float" office:value="19.6241666666667" calcext:value-type="float">
            <text:p>19.624</text:p>
          </table:table-cell>
          <table:table-cell table:style-name="ce6" table:formula="of:=[.AA36]/12" office:value-type="float" office:value="13.7475" calcext:value-type="float">
            <text:p>13.748</text:p>
          </table:table-cell>
          <table:table-cell table:formula="of:=[.J36]" office:value-type="float" office:value="-180" calcext:value-type="float">
            <text:p>-18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float" office:value="193.1" calcext:value-type="float">
            <text:p>193.1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.13" calcext:value-type="float">
            <text:p>12.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H37]-180" office:value-type="float" office:value="-120" calcext:value-type="float">
            <text:p>-120</text:p>
          </table:table-cell>
          <table:table-cell table:formula="of:=[.J37]+90" office:value-type="float" office:value="-30" calcext:value-type="float">
            <text:p>-30</text:p>
          </table:table-cell>
          <table:table-cell table:formula="of:=RADIANS([.K37])" office:value-type="float" office:value="-0.523598775598299" calcext:value-type="float">
            <text:p>-0.52360</text:p>
          </table:table-cell>
          <table:table-cell table:formula="of:=COS([.L37])" office:value-type="float" office:value="0.866025403784439" calcext:value-type="float">
            <text:p>0.86603</text:p>
          </table:table-cell>
          <table:table-cell table:formula="of:=SIN([.L37])" office:value-type="float" office:value="-0.5" calcext:value-type="float">
            <text:p>-0.50000</text:p>
          </table:table-cell>
          <table:table-cell table:formula="of:=[.$G$2]" office:value-type="float" office:value="6.47" calcext:value-type="float">
            <text:p>6.47</text:p>
          </table:table-cell>
          <table:table-cell table:formula="of:=[.E37]+[.O37]*[.M37]" office:value-type="float" office:value="198.703184362485" calcext:value-type="float">
            <text:p>198.703</text:p>
          </table:table-cell>
          <table:table-cell table:formula="of:=[.F37]+[.O37]*[.N37]" office:value-type="float" office:value="183.595" calcext:value-type="float">
            <text:p>183.595</text:p>
          </table:table-cell>
          <table:table-cell/>
          <table:table-cell table:formula="of:=[.J37]" office:value-type="float" office:value="-120" calcext:value-type="float">
            <text:p>-120</text:p>
          </table:table-cell>
          <table:table-cell table:formula="of:=RADIANS([.S37])" office:value-type="float" office:value="-2.0943951023932" calcext:value-type="float">
            <text:p>-2.09440</text:p>
          </table:table-cell>
          <table:table-cell table:formula="of:=COS([.T37])" office:value-type="float" office:value="-0.5" calcext:value-type="float">
            <text:p>-0.50000</text:p>
          </table:table-cell>
          <table:table-cell table:formula="of:=SIN([.T37])" office:value-type="float" office:value="-0.866025403784439" calcext:value-type="float">
            <text:p>-0.86603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37]*[.U37]" office:value-type="float" office:value="13" calcext:value-type="float">
            <text:p>13</text:p>
          </table:table-cell>
          <table:table-cell table:formula="of:=[.W37]*[.V37]" office:value-type="float" office:value="22.5166604983954" calcext:value-type="float">
            <text:p>22.5166604983954</text:p>
          </table:table-cell>
          <table:table-cell table:style-name="ce6" table:formula="of:=[.P37]+[.X37]" office:value-type="float" office:value="211.703184362485" calcext:value-type="float">
            <text:p>211.703</text:p>
          </table:table-cell>
          <table:table-cell table:style-name="ce6" table:formula="of:=[.Q37]+[.Y37]" office:value-type="float" office:value="206.111660498395" calcext:value-type="float">
            <text:p>206.112</text:p>
          </table:table-cell>
          <table:table-cell table:formula="of:=SQRT(([.Z37]-[.P37])^2+([.AA37]-[.Q37])^2)" office:value-type="float" office:value="26" calcext:value-type="float">
            <text:p>26</text:p>
          </table:table-cell>
          <table:table-cell table:formula="of:=SQRT(([.P37]-[.E37])^2+([.Q37]-[.F37])^2)" office:value-type="float" office:value="6.46999999999998" calcext:value-type="float">
            <text:p>6.46999999999998</text:p>
          </table:table-cell>
          <table:table-cell table:style-name="ce6" table:formula="of:=[.Z37]/12" office:value-type="float" office:value="17.6419320302071" calcext:value-type="float">
            <text:p>17.642</text:p>
          </table:table-cell>
          <table:table-cell table:style-name="ce6" table:formula="of:=[.AA37]/12" office:value-type="float" office:value="17.1759717081996" calcext:value-type="float">
            <text:p>17.176</text:p>
          </table:table-cell>
          <table:table-cell table:formula="of:=[.J37]" office:value-type="float" office:value="-120" calcext:value-type="float">
            <text:p>-12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193.1" calcext:value-type="float">
            <text:p>193.1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.13" calcext:value-type="float">
            <text:p>12.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H38]-180" office:value-type="float" office:value="-120" calcext:value-type="float">
            <text:p>-120</text:p>
          </table:table-cell>
          <table:table-cell table:formula="of:=[.J38]+90" office:value-type="float" office:value="-30" calcext:value-type="float">
            <text:p>-30</text:p>
          </table:table-cell>
          <table:table-cell table:formula="of:=RADIANS([.K38])" office:value-type="float" office:value="-0.523598775598299" calcext:value-type="float">
            <text:p>-0.52360</text:p>
          </table:table-cell>
          <table:table-cell table:formula="of:=COS([.L38])" office:value-type="float" office:value="0.866025403784439" calcext:value-type="float">
            <text:p>0.86603</text:p>
          </table:table-cell>
          <table:table-cell table:formula="of:=SIN([.L38])" office:value-type="float" office:value="-0.5" calcext:value-type="float">
            <text:p>-0.50000</text:p>
          </table:table-cell>
          <table:table-cell table:formula="of:=[.$G$2]*-1" office:value-type="float" office:value="-6.47" calcext:value-type="float">
            <text:p>-6.47</text:p>
          </table:table-cell>
          <table:table-cell table:formula="of:=[.E38]+[.O38]*[.M38]" office:value-type="float" office:value="187.496815637515" calcext:value-type="float">
            <text:p>187.497</text:p>
          </table:table-cell>
          <table:table-cell table:formula="of:=[.F38]+[.O38]*[.N38]" office:value-type="float" office:value="190.065" calcext:value-type="float">
            <text:p>190.065</text:p>
          </table:table-cell>
          <table:table-cell/>
          <table:table-cell table:formula="of:=[.J38]" office:value-type="float" office:value="-120" calcext:value-type="float">
            <text:p>-120</text:p>
          </table:table-cell>
          <table:table-cell table:formula="of:=RADIANS([.S38])" office:value-type="float" office:value="-2.0943951023932" calcext:value-type="float">
            <text:p>-2.09440</text:p>
          </table:table-cell>
          <table:table-cell table:formula="of:=COS([.T38])" office:value-type="float" office:value="-0.5" calcext:value-type="float">
            <text:p>-0.50000</text:p>
          </table:table-cell>
          <table:table-cell table:formula="of:=SIN([.T38])" office:value-type="float" office:value="-0.866025403784439" calcext:value-type="float">
            <text:p>-0.86603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38]*[.U38]" office:value-type="float" office:value="13" calcext:value-type="float">
            <text:p>13</text:p>
          </table:table-cell>
          <table:table-cell table:formula="of:=[.W38]*[.V38]" office:value-type="float" office:value="22.5166604983954" calcext:value-type="float">
            <text:p>22.5166604983954</text:p>
          </table:table-cell>
          <table:table-cell table:style-name="ce6" table:formula="of:=[.P38]+[.X38]" office:value-type="float" office:value="200.496815637515" calcext:value-type="float">
            <text:p>200.497</text:p>
          </table:table-cell>
          <table:table-cell table:style-name="ce6" table:formula="of:=[.Q38]+[.Y38]" office:value-type="float" office:value="212.581660498395" calcext:value-type="float">
            <text:p>212.582</text:p>
          </table:table-cell>
          <table:table-cell table:formula="of:=SQRT(([.Z38]-[.P38])^2+([.AA38]-[.Q38])^2)" office:value-type="float" office:value="26" calcext:value-type="float">
            <text:p>26</text:p>
          </table:table-cell>
          <table:table-cell table:formula="of:=SQRT(([.P38]-[.E38])^2+([.Q38]-[.F38])^2)" office:value-type="float" office:value="6.46999999999998" calcext:value-type="float">
            <text:p>6.46999999999998</text:p>
          </table:table-cell>
          <table:table-cell table:style-name="ce6" table:formula="of:=[.Z38]/12" office:value-type="float" office:value="16.7080679697929" calcext:value-type="float">
            <text:p>16.708</text:p>
          </table:table-cell>
          <table:table-cell table:style-name="ce6" table:formula="of:=[.AA38]/12" office:value-type="float" office:value="17.7151383748663" calcext:value-type="float">
            <text:p>17.715</text:p>
          </table:table-cell>
          <table:table-cell table:formula="of:=[.J38]" office:value-type="float" office:value="-120" calcext:value-type="float">
            <text:p>-12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K </text:p>
          </table:table-cell>
          <table:table-cell office:value-type="float" office:value="19" calcext:value-type="float">
            <text:p>19</text:p>
          </table:table-cell>
          <table:table-cell office:value-type="float" office:value="160.39" calcext:value-type="float">
            <text:p>160.39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.13" calcext:value-type="float">
            <text:p>12.1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H39]-180" office:value-type="float" office:value="-60" calcext:value-type="float">
            <text:p>-60</text:p>
          </table:table-cell>
          <table:table-cell table:formula="of:=[.J39]+90" office:value-type="float" office:value="30" calcext:value-type="float">
            <text:p>30</text:p>
          </table:table-cell>
          <table:table-cell table:formula="of:=RADIANS([.K39])" office:value-type="float" office:value="0.523598775598299" calcext:value-type="float">
            <text:p>0.52360</text:p>
          </table:table-cell>
          <table:table-cell table:formula="of:=COS([.L39])" office:value-type="float" office:value="0.866025403784439" calcext:value-type="float">
            <text:p>0.86603</text:p>
          </table:table-cell>
          <table:table-cell table:formula="of:=SIN([.L39])" office:value-type="float" office:value="0.5" calcext:value-type="float">
            <text:p>0.50000</text:p>
          </table:table-cell>
          <table:table-cell table:formula="of:=[.$G$2]" office:value-type="float" office:value="6.47" calcext:value-type="float">
            <text:p>6.47</text:p>
          </table:table-cell>
          <table:table-cell table:formula="of:=[.E39]+[.O39]*[.M39]" office:value-type="float" office:value="165.993184362485" calcext:value-type="float">
            <text:p>165.993</text:p>
          </table:table-cell>
          <table:table-cell table:formula="of:=[.F39]+[.O39]*[.N39]" office:value-type="float" office:value="190.065" calcext:value-type="float">
            <text:p>190.065</text:p>
          </table:table-cell>
          <table:table-cell/>
          <table:table-cell table:formula="of:=[.J39]" office:value-type="float" office:value="-60" calcext:value-type="float">
            <text:p>-60</text:p>
          </table:table-cell>
          <table:table-cell table:formula="of:=RADIANS([.S39])" office:value-type="float" office:value="-1.0471975511966" calcext:value-type="float">
            <text:p>-1.04720</text:p>
          </table:table-cell>
          <table:table-cell table:formula="of:=COS([.T39])" office:value-type="float" office:value="0.5" calcext:value-type="float">
            <text:p>0.50000</text:p>
          </table:table-cell>
          <table:table-cell table:formula="of:=SIN([.T39])" office:value-type="float" office:value="-0.866025403784439" calcext:value-type="float">
            <text:p>-0.86603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39]*[.U39]" office:value-type="float" office:value="-13" calcext:value-type="float">
            <text:p>-13</text:p>
          </table:table-cell>
          <table:table-cell table:formula="of:=[.W39]*[.V39]" office:value-type="float" office:value="22.5166604983954" calcext:value-type="float">
            <text:p>22.5166604983954</text:p>
          </table:table-cell>
          <table:table-cell table:style-name="ce6" table:formula="of:=[.P39]+[.X39]" office:value-type="float" office:value="152.993184362485" calcext:value-type="float">
            <text:p>152.993</text:p>
          </table:table-cell>
          <table:table-cell table:style-name="ce6" table:formula="of:=[.Q39]+[.Y39]" office:value-type="float" office:value="212.581660498395" calcext:value-type="float">
            <text:p>212.582</text:p>
          </table:table-cell>
          <table:table-cell table:formula="of:=SQRT(([.Z39]-[.P39])^2+([.AA39]-[.Q39])^2)" office:value-type="float" office:value="26" calcext:value-type="float">
            <text:p>26</text:p>
          </table:table-cell>
          <table:table-cell table:formula="of:=SQRT(([.P39]-[.E39])^2+([.Q39]-[.F39])^2)" office:value-type="float" office:value="6.46999999999998" calcext:value-type="float">
            <text:p>6.46999999999998</text:p>
          </table:table-cell>
          <table:table-cell table:style-name="ce6" table:formula="of:=[.Z39]/12" office:value-type="float" office:value="12.7494320302071" calcext:value-type="float">
            <text:p>12.749</text:p>
          </table:table-cell>
          <table:table-cell table:style-name="ce6" table:formula="of:=[.AA39]/12" office:value-type="float" office:value="17.7151383748663" calcext:value-type="float">
            <text:p>17.715</text:p>
          </table:table-cell>
          <table:table-cell table:formula="of:=[.J39]" office:value-type="float" office:value="-60" calcext:value-type="float">
            <text:p>-6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L </text:p>
          </table:table-cell>
          <table:table-cell office:value-type="float" office:value="19" calcext:value-type="float">
            <text:p>19</text:p>
          </table:table-cell>
          <table:table-cell office:value-type="float" office:value="160.39" calcext:value-type="float">
            <text:p>160.39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.13" calcext:value-type="float">
            <text:p>12.1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H40]-180" office:value-type="float" office:value="-60" calcext:value-type="float">
            <text:p>-60</text:p>
          </table:table-cell>
          <table:table-cell table:formula="of:=[.J40]+90" office:value-type="float" office:value="30" calcext:value-type="float">
            <text:p>30</text:p>
          </table:table-cell>
          <table:table-cell table:formula="of:=RADIANS([.K40])" office:value-type="float" office:value="0.523598775598299" calcext:value-type="float">
            <text:p>0.52360</text:p>
          </table:table-cell>
          <table:table-cell table:formula="of:=COS([.L40])" office:value-type="float" office:value="0.866025403784439" calcext:value-type="float">
            <text:p>0.86603</text:p>
          </table:table-cell>
          <table:table-cell table:formula="of:=SIN([.L40])" office:value-type="float" office:value="0.5" calcext:value-type="float">
            <text:p>0.50000</text:p>
          </table:table-cell>
          <table:table-cell table:formula="of:=[.$G$2]*-1" office:value-type="float" office:value="-6.47" calcext:value-type="float">
            <text:p>-6.47</text:p>
          </table:table-cell>
          <table:table-cell table:formula="of:=[.E40]+[.O40]*[.M40]" office:value-type="float" office:value="154.786815637515" calcext:value-type="float">
            <text:p>154.787</text:p>
          </table:table-cell>
          <table:table-cell table:formula="of:=[.F40]+[.O40]*[.N40]" office:value-type="float" office:value="183.595" calcext:value-type="float">
            <text:p>183.595</text:p>
          </table:table-cell>
          <table:table-cell/>
          <table:table-cell table:formula="of:=[.J40]" office:value-type="float" office:value="-60" calcext:value-type="float">
            <text:p>-60</text:p>
          </table:table-cell>
          <table:table-cell table:formula="of:=RADIANS([.S40])" office:value-type="float" office:value="-1.0471975511966" calcext:value-type="float">
            <text:p>-1.04720</text:p>
          </table:table-cell>
          <table:table-cell table:formula="of:=COS([.T40])" office:value-type="float" office:value="0.5" calcext:value-type="float">
            <text:p>0.50000</text:p>
          </table:table-cell>
          <table:table-cell table:formula="of:=SIN([.T40])" office:value-type="float" office:value="-0.866025403784439" calcext:value-type="float">
            <text:p>-0.86603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40]*[.U40]" office:value-type="float" office:value="-13" calcext:value-type="float">
            <text:p>-13</text:p>
          </table:table-cell>
          <table:table-cell table:formula="of:=[.W40]*[.V40]" office:value-type="float" office:value="22.5166604983954" calcext:value-type="float">
            <text:p>22.5166604983954</text:p>
          </table:table-cell>
          <table:table-cell table:style-name="ce6" table:formula="of:=[.P40]+[.X40]" office:value-type="float" office:value="141.786815637515" calcext:value-type="float">
            <text:p>141.787</text:p>
          </table:table-cell>
          <table:table-cell table:style-name="ce6" table:formula="of:=[.Q40]+[.Y40]" office:value-type="float" office:value="206.111660498395" calcext:value-type="float">
            <text:p>206.112</text:p>
          </table:table-cell>
          <table:table-cell table:formula="of:=SQRT(([.Z40]-[.P40])^2+([.AA40]-[.Q40])^2)" office:value-type="float" office:value="26" calcext:value-type="float">
            <text:p>26</text:p>
          </table:table-cell>
          <table:table-cell table:formula="of:=SQRT(([.P40]-[.E40])^2+([.Q40]-[.F40])^2)" office:value-type="float" office:value="6.46999999999998" calcext:value-type="float">
            <text:p>6.46999999999998</text:p>
          </table:table-cell>
          <table:table-cell table:style-name="ce6" table:formula="of:=[.Z40]/12" office:value-type="float" office:value="11.8155679697929" calcext:value-type="float">
            <text:p>11.816</text:p>
          </table:table-cell>
          <table:table-cell table:style-name="ce6" table:formula="of:=[.AA40]/12" office:value-type="float" office:value="17.1759717081996" calcext:value-type="float">
            <text:p>17.176</text:p>
          </table:table-cell>
          <table:table-cell table:formula="of:=[.J40]" office:value-type="float" office:value="-60" calcext:value-type="float">
            <text:p>-6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546.87" calcext:value-type="float">
            <text:p>546.87</text:p>
          </table:table-cell>
          <table:table-cell office:value-type="float" office:value="158.5" calcext:value-type="float">
            <text:p>158.5</text:p>
          </table:table-cell>
          <table:table-cell office:value-type="float" office:value="12.13" calcext:value-type="float">
            <text:p>12.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1]-180" office:value-type="float" office:value="-180" calcext:value-type="float">
            <text:p>-180</text:p>
          </table:table-cell>
          <table:table-cell table:formula="of:=[.J41]+90" office:value-type="float" office:value="-90" calcext:value-type="float">
            <text:p>-90</text:p>
          </table:table-cell>
          <table:table-cell table:formula="of:=RADIANS([.K41])" office:value-type="float" office:value="-1.5707963267949" calcext:value-type="float">
            <text:p>-1.57080</text:p>
          </table:table-cell>
          <table:table-cell table:formula="of:=COS([.L41])" office:value-type="float" office:value="6.12323399573677E-017" calcext:value-type="float">
            <text:p>0.00000</text:p>
          </table:table-cell>
          <table:table-cell table:formula="of:=SIN([.L41])" office:value-type="float" office:value="-1" calcext:value-type="float">
            <text:p>-1.00000</text:p>
          </table:table-cell>
          <table:table-cell table:formula="of:=[.$G$2]" office:value-type="float" office:value="6.47" calcext:value-type="float">
            <text:p>6.47</text:p>
          </table:table-cell>
          <table:table-cell table:formula="of:=[.E41]+[.O41]*[.M41]" office:value-type="float" office:value="546.87" calcext:value-type="float">
            <text:p>546.870</text:p>
          </table:table-cell>
          <table:table-cell table:formula="of:=[.F41]+[.O41]*[.N41]" office:value-type="float" office:value="152.03" calcext:value-type="float">
            <text:p>152.030</text:p>
          </table:table-cell>
          <table:table-cell/>
          <table:table-cell table:formula="of:=[.J41]" office:value-type="float" office:value="-180" calcext:value-type="float">
            <text:p>-180</text:p>
          </table:table-cell>
          <table:table-cell table:formula="of:=RADIANS([.S41])" office:value-type="float" office:value="-3.14159265358979" calcext:value-type="float">
            <text:p>-3.14159</text:p>
          </table:table-cell>
          <table:table-cell table:formula="of:=COS([.T41])" office:value-type="float" office:value="-1" calcext:value-type="float">
            <text:p>-1.00000</text:p>
          </table:table-cell>
          <table:table-cell table:formula="of:=SIN([.T41])" office:value-type="float" office:value="-1.22464679914735E-016" calcext:value-type="float">
            <text:p>0.00000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41]*[.U41]" office:value-type="float" office:value="26" calcext:value-type="float">
            <text:p>26</text:p>
          </table:table-cell>
          <table:table-cell table:formula="of:=[.W41]*[.V41]" office:value-type="float" office:value="3.18408167778312E-015" calcext:value-type="float">
            <text:p>3.18408167778312E-15</text:p>
          </table:table-cell>
          <table:table-cell table:style-name="ce6" table:formula="of:=[.P41]+[.X41]" office:value-type="float" office:value="572.87" calcext:value-type="float">
            <text:p>572.870</text:p>
          </table:table-cell>
          <table:table-cell table:style-name="ce6" table:formula="of:=[.Q41]+[.Y41]" office:value-type="float" office:value="152.03" calcext:value-type="float">
            <text:p>152.030</text:p>
          </table:table-cell>
          <table:table-cell table:formula="of:=SQRT(([.Z41]-[.P41])^2+([.AA41]-[.Q41])^2)" office:value-type="float" office:value="26" calcext:value-type="float">
            <text:p>26</text:p>
          </table:table-cell>
          <table:table-cell table:formula="of:=SQRT(([.P41]-[.E41])^2+([.Q41]-[.F41])^2)" office:value-type="float" office:value="6.47" calcext:value-type="float">
            <text:p>6.47</text:p>
          </table:table-cell>
          <table:table-cell table:style-name="ce6" table:formula="of:=[.Z41]/12" office:value-type="float" office:value="47.7391666666667" calcext:value-type="float">
            <text:p>47.739</text:p>
          </table:table-cell>
          <table:table-cell table:style-name="ce6" table:formula="of:=[.AA41]/12" office:value-type="float" office:value="12.6691666666667" calcext:value-type="float">
            <text:p>12.669</text:p>
          </table:table-cell>
          <table:table-cell table:formula="of:=[.J41]" office:value-type="float" office:value="-180" calcext:value-type="float">
            <text:p>-18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546.87" calcext:value-type="float">
            <text:p>546.87</text:p>
          </table:table-cell>
          <table:table-cell office:value-type="float" office:value="158.5" calcext:value-type="float">
            <text:p>158.5</text:p>
          </table:table-cell>
          <table:table-cell office:value-type="float" office:value="12.13" calcext:value-type="float">
            <text:p>12.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2]-180" office:value-type="float" office:value="-180" calcext:value-type="float">
            <text:p>-180</text:p>
          </table:table-cell>
          <table:table-cell table:formula="of:=[.J42]+90" office:value-type="float" office:value="-90" calcext:value-type="float">
            <text:p>-90</text:p>
          </table:table-cell>
          <table:table-cell table:formula="of:=RADIANS([.K42])" office:value-type="float" office:value="-1.5707963267949" calcext:value-type="float">
            <text:p>-1.57080</text:p>
          </table:table-cell>
          <table:table-cell table:formula="of:=COS([.L42])" office:value-type="float" office:value="6.12323399573677E-017" calcext:value-type="float">
            <text:p>0.00000</text:p>
          </table:table-cell>
          <table:table-cell table:formula="of:=SIN([.L42])" office:value-type="float" office:value="-1" calcext:value-type="float">
            <text:p>-1.00000</text:p>
          </table:table-cell>
          <table:table-cell table:formula="of:=[.$G$2]*-1" office:value-type="float" office:value="-6.47" calcext:value-type="float">
            <text:p>-6.47</text:p>
          </table:table-cell>
          <table:table-cell table:formula="of:=[.E42]+[.O42]*[.M42]" office:value-type="float" office:value="546.87" calcext:value-type="float">
            <text:p>546.870</text:p>
          </table:table-cell>
          <table:table-cell table:formula="of:=[.F42]+[.O42]*[.N42]" office:value-type="float" office:value="164.97" calcext:value-type="float">
            <text:p>164.970</text:p>
          </table:table-cell>
          <table:table-cell/>
          <table:table-cell table:formula="of:=[.J42]" office:value-type="float" office:value="-180" calcext:value-type="float">
            <text:p>-180</text:p>
          </table:table-cell>
          <table:table-cell table:formula="of:=RADIANS([.S42])" office:value-type="float" office:value="-3.14159265358979" calcext:value-type="float">
            <text:p>-3.14159</text:p>
          </table:table-cell>
          <table:table-cell table:formula="of:=COS([.T42])" office:value-type="float" office:value="-1" calcext:value-type="float">
            <text:p>-1.00000</text:p>
          </table:table-cell>
          <table:table-cell table:formula="of:=SIN([.T42])" office:value-type="float" office:value="-1.22464679914735E-016" calcext:value-type="float">
            <text:p>0.00000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42]*[.U42]" office:value-type="float" office:value="26" calcext:value-type="float">
            <text:p>26</text:p>
          </table:table-cell>
          <table:table-cell table:formula="of:=[.W42]*[.V42]" office:value-type="float" office:value="3.18408167778312E-015" calcext:value-type="float">
            <text:p>3.18408167778312E-15</text:p>
          </table:table-cell>
          <table:table-cell table:style-name="ce6" table:formula="of:=[.P42]+[.X42]" office:value-type="float" office:value="572.87" calcext:value-type="float">
            <text:p>572.870</text:p>
          </table:table-cell>
          <table:table-cell table:style-name="ce6" table:formula="of:=[.Q42]+[.Y42]" office:value-type="float" office:value="164.97" calcext:value-type="float">
            <text:p>164.970</text:p>
          </table:table-cell>
          <table:table-cell table:formula="of:=SQRT(([.Z42]-[.P42])^2+([.AA42]-[.Q42])^2)" office:value-type="float" office:value="26" calcext:value-type="float">
            <text:p>26</text:p>
          </table:table-cell>
          <table:table-cell table:formula="of:=SQRT(([.P42]-[.E42])^2+([.Q42]-[.F42])^2)" office:value-type="float" office:value="6.47" calcext:value-type="float">
            <text:p>6.47</text:p>
          </table:table-cell>
          <table:table-cell table:style-name="ce6" table:formula="of:=[.Z42]/12" office:value-type="float" office:value="47.7391666666667" calcext:value-type="float">
            <text:p>47.739</text:p>
          </table:table-cell>
          <table:table-cell table:style-name="ce6" table:formula="of:=[.AA42]/12" office:value-type="float" office:value="13.7475" calcext:value-type="float">
            <text:p>13.748</text:p>
          </table:table-cell>
          <table:table-cell table:formula="of:=[.J42]" office:value-type="float" office:value="-180" calcext:value-type="float">
            <text:p>-18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 </text:p>
          </table:table-cell>
          <table:table-cell office:value-type="float" office:value="8" calcext:value-type="float">
            <text:p>8</text:p>
          </table:table-cell>
          <table:table-cell office:value-type="float" office:value="530.49" calcext:value-type="float">
            <text:p>530.49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.13" calcext:value-type="float">
            <text:p>12.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H43]-180" office:value-type="float" office:value="-120" calcext:value-type="float">
            <text:p>-120</text:p>
          </table:table-cell>
          <table:table-cell table:formula="of:=[.J43]+90" office:value-type="float" office:value="-30" calcext:value-type="float">
            <text:p>-30</text:p>
          </table:table-cell>
          <table:table-cell table:formula="of:=RADIANS([.K43])" office:value-type="float" office:value="-0.523598775598299" calcext:value-type="float">
            <text:p>-0.52360</text:p>
          </table:table-cell>
          <table:table-cell table:formula="of:=COS([.L43])" office:value-type="float" office:value="0.866025403784439" calcext:value-type="float">
            <text:p>0.86603</text:p>
          </table:table-cell>
          <table:table-cell table:formula="of:=SIN([.L43])" office:value-type="float" office:value="-0.5" calcext:value-type="float">
            <text:p>-0.50000</text:p>
          </table:table-cell>
          <table:table-cell table:formula="of:=[.$G$2]" office:value-type="float" office:value="6.47" calcext:value-type="float">
            <text:p>6.47</text:p>
          </table:table-cell>
          <table:table-cell table:formula="of:=[.E43]+[.O43]*[.M43]" office:value-type="float" office:value="536.093184362485" calcext:value-type="float">
            <text:p>536.093</text:p>
          </table:table-cell>
          <table:table-cell table:formula="of:=[.F43]+[.O43]*[.N43]" office:value-type="float" office:value="183.595" calcext:value-type="float">
            <text:p>183.595</text:p>
          </table:table-cell>
          <table:table-cell/>
          <table:table-cell table:formula="of:=[.J43]" office:value-type="float" office:value="-120" calcext:value-type="float">
            <text:p>-120</text:p>
          </table:table-cell>
          <table:table-cell table:formula="of:=RADIANS([.S43])" office:value-type="float" office:value="-2.0943951023932" calcext:value-type="float">
            <text:p>-2.09440</text:p>
          </table:table-cell>
          <table:table-cell table:formula="of:=COS([.T43])" office:value-type="float" office:value="-0.5" calcext:value-type="float">
            <text:p>-0.50000</text:p>
          </table:table-cell>
          <table:table-cell table:formula="of:=SIN([.T43])" office:value-type="float" office:value="-0.866025403784439" calcext:value-type="float">
            <text:p>-0.86603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43]*[.U43]" office:value-type="float" office:value="13" calcext:value-type="float">
            <text:p>13</text:p>
          </table:table-cell>
          <table:table-cell table:formula="of:=[.W43]*[.V43]" office:value-type="float" office:value="22.5166604983954" calcext:value-type="float">
            <text:p>22.5166604983954</text:p>
          </table:table-cell>
          <table:table-cell table:style-name="ce6" table:formula="of:=[.P43]+[.X43]" office:value-type="float" office:value="549.093184362485" calcext:value-type="float">
            <text:p>549.093</text:p>
          </table:table-cell>
          <table:table-cell table:style-name="ce6" table:formula="of:=[.Q43]+[.Y43]" office:value-type="float" office:value="206.111660498395" calcext:value-type="float">
            <text:p>206.112</text:p>
          </table:table-cell>
          <table:table-cell table:formula="of:=SQRT(([.Z43]-[.P43])^2+([.AA43]-[.Q43])^2)" office:value-type="float" office:value="26" calcext:value-type="float">
            <text:p>26</text:p>
          </table:table-cell>
          <table:table-cell table:formula="of:=SQRT(([.P43]-[.E43])^2+([.Q43]-[.F43])^2)" office:value-type="float" office:value="6.46999999999998" calcext:value-type="float">
            <text:p>6.46999999999998</text:p>
          </table:table-cell>
          <table:table-cell table:style-name="ce6" table:formula="of:=[.Z43]/12" office:value-type="float" office:value="45.7577653635404" calcext:value-type="float">
            <text:p>45.758</text:p>
          </table:table-cell>
          <table:table-cell table:style-name="ce6" table:formula="of:=[.AA43]/12" office:value-type="float" office:value="17.1759717081996" calcext:value-type="float">
            <text:p>17.176</text:p>
          </table:table-cell>
          <table:table-cell table:formula="of:=[.J43]" office:value-type="float" office:value="-120" calcext:value-type="float">
            <text:p>-12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530.49" calcext:value-type="float">
            <text:p>530.49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.13" calcext:value-type="float">
            <text:p>12.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H44]-180" office:value-type="float" office:value="-120" calcext:value-type="float">
            <text:p>-120</text:p>
          </table:table-cell>
          <table:table-cell table:formula="of:=[.J44]+90" office:value-type="float" office:value="-30" calcext:value-type="float">
            <text:p>-30</text:p>
          </table:table-cell>
          <table:table-cell table:formula="of:=RADIANS([.K44])" office:value-type="float" office:value="-0.523598775598299" calcext:value-type="float">
            <text:p>-0.52360</text:p>
          </table:table-cell>
          <table:table-cell table:formula="of:=COS([.L44])" office:value-type="float" office:value="0.866025403784439" calcext:value-type="float">
            <text:p>0.86603</text:p>
          </table:table-cell>
          <table:table-cell table:formula="of:=SIN([.L44])" office:value-type="float" office:value="-0.5" calcext:value-type="float">
            <text:p>-0.50000</text:p>
          </table:table-cell>
          <table:table-cell table:formula="of:=[.$G$2]*-1" office:value-type="float" office:value="-6.47" calcext:value-type="float">
            <text:p>-6.47</text:p>
          </table:table-cell>
          <table:table-cell table:formula="of:=[.E44]+[.O44]*[.M44]" office:value-type="float" office:value="524.886815637515" calcext:value-type="float">
            <text:p>524.887</text:p>
          </table:table-cell>
          <table:table-cell table:formula="of:=[.F44]+[.O44]*[.N44]" office:value-type="float" office:value="190.065" calcext:value-type="float">
            <text:p>190.065</text:p>
          </table:table-cell>
          <table:table-cell/>
          <table:table-cell table:formula="of:=[.J44]" office:value-type="float" office:value="-120" calcext:value-type="float">
            <text:p>-120</text:p>
          </table:table-cell>
          <table:table-cell table:formula="of:=RADIANS([.S44])" office:value-type="float" office:value="-2.0943951023932" calcext:value-type="float">
            <text:p>-2.09440</text:p>
          </table:table-cell>
          <table:table-cell table:formula="of:=COS([.T44])" office:value-type="float" office:value="-0.5" calcext:value-type="float">
            <text:p>-0.50000</text:p>
          </table:table-cell>
          <table:table-cell table:formula="of:=SIN([.T44])" office:value-type="float" office:value="-0.866025403784439" calcext:value-type="float">
            <text:p>-0.86603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44]*[.U44]" office:value-type="float" office:value="13" calcext:value-type="float">
            <text:p>13</text:p>
          </table:table-cell>
          <table:table-cell table:formula="of:=[.W44]*[.V44]" office:value-type="float" office:value="22.5166604983954" calcext:value-type="float">
            <text:p>22.5166604983954</text:p>
          </table:table-cell>
          <table:table-cell table:style-name="ce6" table:formula="of:=[.P44]+[.X44]" office:value-type="float" office:value="537.886815637515" calcext:value-type="float">
            <text:p>537.887</text:p>
          </table:table-cell>
          <table:table-cell table:style-name="ce6" table:formula="of:=[.Q44]+[.Y44]" office:value-type="float" office:value="212.581660498395" calcext:value-type="float">
            <text:p>212.582</text:p>
          </table:table-cell>
          <table:table-cell table:formula="of:=SQRT(([.Z44]-[.P44])^2+([.AA44]-[.Q44])^2)" office:value-type="float" office:value="26" calcext:value-type="float">
            <text:p>26</text:p>
          </table:table-cell>
          <table:table-cell table:formula="of:=SQRT(([.P44]-[.E44])^2+([.Q44]-[.F44])^2)" office:value-type="float" office:value="6.46999999999998" calcext:value-type="float">
            <text:p>6.46999999999998</text:p>
          </table:table-cell>
          <table:table-cell table:style-name="ce6" table:formula="of:=[.Z44]/12" office:value-type="float" office:value="44.8239013031262" calcext:value-type="float">
            <text:p>44.824</text:p>
          </table:table-cell>
          <table:table-cell table:style-name="ce6" table:formula="of:=[.AA44]/12" office:value-type="float" office:value="17.7151383748663" calcext:value-type="float">
            <text:p>17.715</text:p>
          </table:table-cell>
          <table:table-cell table:formula="of:=[.J44]" office:value-type="float" office:value="-120" calcext:value-type="float">
            <text:p>-12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E </text:p>
          </table:table-cell>
          <table:table-cell office:value-type="float" office:value="9" calcext:value-type="float">
            <text:p>9</text:p>
          </table:table-cell>
          <table:table-cell office:value-type="float" office:value="497.77" calcext:value-type="float">
            <text:p>497.77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.13" calcext:value-type="float">
            <text:p>12.1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H45]-180" office:value-type="float" office:value="-60" calcext:value-type="float">
            <text:p>-60</text:p>
          </table:table-cell>
          <table:table-cell table:formula="of:=[.J45]+90" office:value-type="float" office:value="30" calcext:value-type="float">
            <text:p>30</text:p>
          </table:table-cell>
          <table:table-cell table:formula="of:=RADIANS([.K45])" office:value-type="float" office:value="0.523598775598299" calcext:value-type="float">
            <text:p>0.52360</text:p>
          </table:table-cell>
          <table:table-cell table:formula="of:=COS([.L45])" office:value-type="float" office:value="0.866025403784439" calcext:value-type="float">
            <text:p>0.86603</text:p>
          </table:table-cell>
          <table:table-cell table:formula="of:=SIN([.L45])" office:value-type="float" office:value="0.5" calcext:value-type="float">
            <text:p>0.50000</text:p>
          </table:table-cell>
          <table:table-cell table:formula="of:=[.$G$2]" office:value-type="float" office:value="6.47" calcext:value-type="float">
            <text:p>6.47</text:p>
          </table:table-cell>
          <table:table-cell table:formula="of:=[.E45]+[.O45]*[.M45]" office:value-type="float" office:value="503.373184362485" calcext:value-type="float">
            <text:p>503.373</text:p>
          </table:table-cell>
          <table:table-cell table:formula="of:=[.F45]+[.O45]*[.N45]" office:value-type="float" office:value="190.065" calcext:value-type="float">
            <text:p>190.065</text:p>
          </table:table-cell>
          <table:table-cell/>
          <table:table-cell table:formula="of:=[.J45]" office:value-type="float" office:value="-60" calcext:value-type="float">
            <text:p>-60</text:p>
          </table:table-cell>
          <table:table-cell table:formula="of:=RADIANS([.S45])" office:value-type="float" office:value="-1.0471975511966" calcext:value-type="float">
            <text:p>-1.04720</text:p>
          </table:table-cell>
          <table:table-cell table:formula="of:=COS([.T45])" office:value-type="float" office:value="0.5" calcext:value-type="float">
            <text:p>0.50000</text:p>
          </table:table-cell>
          <table:table-cell table:formula="of:=SIN([.T45])" office:value-type="float" office:value="-0.866025403784439" calcext:value-type="float">
            <text:p>-0.86603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45]*[.U45]" office:value-type="float" office:value="-13" calcext:value-type="float">
            <text:p>-13</text:p>
          </table:table-cell>
          <table:table-cell table:formula="of:=[.W45]*[.V45]" office:value-type="float" office:value="22.5166604983954" calcext:value-type="float">
            <text:p>22.5166604983954</text:p>
          </table:table-cell>
          <table:table-cell table:style-name="ce6" table:formula="of:=[.P45]+[.X45]" office:value-type="float" office:value="490.373184362485" calcext:value-type="float">
            <text:p>490.373</text:p>
          </table:table-cell>
          <table:table-cell table:style-name="ce6" table:formula="of:=[.Q45]+[.Y45]" office:value-type="float" office:value="212.581660498395" calcext:value-type="float">
            <text:p>212.582</text:p>
          </table:table-cell>
          <table:table-cell table:formula="of:=SQRT(([.Z45]-[.P45])^2+([.AA45]-[.Q45])^2)" office:value-type="float" office:value="26" calcext:value-type="float">
            <text:p>26</text:p>
          </table:table-cell>
          <table:table-cell table:formula="of:=SQRT(([.P45]-[.E45])^2+([.Q45]-[.F45])^2)" office:value-type="float" office:value="6.46999999999998" calcext:value-type="float">
            <text:p>6.46999999999998</text:p>
          </table:table-cell>
          <table:table-cell table:style-name="ce6" table:formula="of:=[.Z45]/12" office:value-type="float" office:value="40.8644320302071" calcext:value-type="float">
            <text:p>40.864</text:p>
          </table:table-cell>
          <table:table-cell table:style-name="ce6" table:formula="of:=[.AA45]/12" office:value-type="float" office:value="17.7151383748663" calcext:value-type="float">
            <text:p>17.715</text:p>
          </table:table-cell>
          <table:table-cell table:formula="of:=[.J45]" office:value-type="float" office:value="-60" calcext:value-type="float">
            <text:p>-6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497.77" calcext:value-type="float">
            <text:p>497.77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.13" calcext:value-type="float">
            <text:p>12.1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H46]-180" office:value-type="float" office:value="-60" calcext:value-type="float">
            <text:p>-60</text:p>
          </table:table-cell>
          <table:table-cell table:formula="of:=[.J46]+90" office:value-type="float" office:value="30" calcext:value-type="float">
            <text:p>30</text:p>
          </table:table-cell>
          <table:table-cell table:formula="of:=RADIANS([.K46])" office:value-type="float" office:value="0.523598775598299" calcext:value-type="float">
            <text:p>0.52360</text:p>
          </table:table-cell>
          <table:table-cell table:formula="of:=COS([.L46])" office:value-type="float" office:value="0.866025403784439" calcext:value-type="float">
            <text:p>0.86603</text:p>
          </table:table-cell>
          <table:table-cell table:formula="of:=SIN([.L46])" office:value-type="float" office:value="0.5" calcext:value-type="float">
            <text:p>0.50000</text:p>
          </table:table-cell>
          <table:table-cell table:formula="of:=[.$G$2]*-1" office:value-type="float" office:value="-6.47" calcext:value-type="float">
            <text:p>-6.47</text:p>
          </table:table-cell>
          <table:table-cell table:formula="of:=[.E46]+[.O46]*[.M46]" office:value-type="float" office:value="492.166815637515" calcext:value-type="float">
            <text:p>492.167</text:p>
          </table:table-cell>
          <table:table-cell table:formula="of:=[.F46]+[.O46]*[.N46]" office:value-type="float" office:value="183.595" calcext:value-type="float">
            <text:p>183.595</text:p>
          </table:table-cell>
          <table:table-cell/>
          <table:table-cell table:formula="of:=[.J46]" office:value-type="float" office:value="-60" calcext:value-type="float">
            <text:p>-60</text:p>
          </table:table-cell>
          <table:table-cell table:formula="of:=RADIANS([.S46])" office:value-type="float" office:value="-1.0471975511966" calcext:value-type="float">
            <text:p>-1.04720</text:p>
          </table:table-cell>
          <table:table-cell table:formula="of:=COS([.T46])" office:value-type="float" office:value="0.5" calcext:value-type="float">
            <text:p>0.50000</text:p>
          </table:table-cell>
          <table:table-cell table:formula="of:=SIN([.T46])" office:value-type="float" office:value="-0.866025403784439" calcext:value-type="float">
            <text:p>-0.86603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46]*[.U46]" office:value-type="float" office:value="-13" calcext:value-type="float">
            <text:p>-13</text:p>
          </table:table-cell>
          <table:table-cell table:formula="of:=[.W46]*[.V46]" office:value-type="float" office:value="22.5166604983954" calcext:value-type="float">
            <text:p>22.5166604983954</text:p>
          </table:table-cell>
          <table:table-cell table:style-name="ce6" table:formula="of:=[.P46]+[.X46]" office:value-type="float" office:value="479.166815637515" calcext:value-type="float">
            <text:p>479.167</text:p>
          </table:table-cell>
          <table:table-cell table:style-name="ce6" table:formula="of:=[.Q46]+[.Y46]" office:value-type="float" office:value="206.111660498395" calcext:value-type="float">
            <text:p>206.112</text:p>
          </table:table-cell>
          <table:table-cell table:formula="of:=SQRT(([.Z46]-[.P46])^2+([.AA46]-[.Q46])^2)" office:value-type="float" office:value="26" calcext:value-type="float">
            <text:p>26</text:p>
          </table:table-cell>
          <table:table-cell table:formula="of:=SQRT(([.P46]-[.E46])^2+([.Q46]-[.F46])^2)" office:value-type="float" office:value="6.46999999999998" calcext:value-type="float">
            <text:p>6.46999999999998</text:p>
          </table:table-cell>
          <table:table-cell table:style-name="ce6" table:formula="of:=[.Z46]/12" office:value-type="float" office:value="39.9305679697929" calcext:value-type="float">
            <text:p>39.931</text:p>
          </table:table-cell>
          <table:table-cell table:style-name="ce6" table:formula="of:=[.AA46]/12" office:value-type="float" office:value="17.1759717081996" calcext:value-type="float">
            <text:p>17.176</text:p>
          </table:table-cell>
          <table:table-cell table:formula="of:=[.J46]" office:value-type="float" office:value="-60" calcext:value-type="float">
            <text:p>-6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 </text:p>
          </table:table-cell>
          <table:table-cell office:value-type="float" office:value="10" calcext:value-type="float">
            <text:p>10</text:p>
          </table:table-cell>
          <table:table-cell office:value-type="float" office:value="481.39" calcext:value-type="float">
            <text:p>481.39</text:p>
          </table:table-cell>
          <table:table-cell office:value-type="float" office:value="158.5" calcext:value-type="float">
            <text:p>158.5</text:p>
          </table:table-cell>
          <table:table-cell office:value-type="float" office:value="12.13" calcext:value-type="float">
            <text:p>12.13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H47]-180" office:value-type="float" office:value="0" calcext:value-type="float">
            <text:p>0</text:p>
          </table:table-cell>
          <table:table-cell table:formula="of:=[.J47]+90" office:value-type="float" office:value="90" calcext:value-type="float">
            <text:p>90</text:p>
          </table:table-cell>
          <table:table-cell table:formula="of:=RADIANS([.K47])" office:value-type="float" office:value="1.5707963267949" calcext:value-type="float">
            <text:p>1.57080</text:p>
          </table:table-cell>
          <table:table-cell table:formula="of:=COS([.L47])" office:value-type="float" office:value="6.12323399573677E-017" calcext:value-type="float">
            <text:p>0.00000</text:p>
          </table:table-cell>
          <table:table-cell table:formula="of:=SIN([.L47])" office:value-type="float" office:value="1" calcext:value-type="float">
            <text:p>1.00000</text:p>
          </table:table-cell>
          <table:table-cell table:formula="of:=[.$G$2]" office:value-type="float" office:value="6.47" calcext:value-type="float">
            <text:p>6.47</text:p>
          </table:table-cell>
          <table:table-cell table:formula="of:=[.E47]+[.O47]*[.M47]" office:value-type="float" office:value="481.39" calcext:value-type="float">
            <text:p>481.390</text:p>
          </table:table-cell>
          <table:table-cell table:formula="of:=[.F47]+[.O47]*[.N47]" office:value-type="float" office:value="164.97" calcext:value-type="float">
            <text:p>164.970</text:p>
          </table:table-cell>
          <table:table-cell/>
          <table:table-cell table:formula="of:=[.J47]" office:value-type="float" office:value="0" calcext:value-type="float">
            <text:p>0</text:p>
          </table:table-cell>
          <table:table-cell table:formula="of:=RADIANS([.S47])" office:value-type="float" office:value="0" calcext:value-type="float">
            <text:p>0.00000</text:p>
          </table:table-cell>
          <table:table-cell table:formula="of:=COS([.T47])" office:value-type="float" office:value="1" calcext:value-type="float">
            <text:p>1.00000</text:p>
          </table:table-cell>
          <table:table-cell table:formula="of:=SIN([.T47])" office:value-type="float" office:value="0" calcext:value-type="float">
            <text:p>0.00000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47]*[.U47]" office:value-type="float" office:value="-26" calcext:value-type="float">
            <text:p>-26</text:p>
          </table:table-cell>
          <table:table-cell table:formula="of:=[.W47]*[.V47]" office:value-type="float" office:value="-0" calcext:value-type="float">
            <text:p>0</text:p>
          </table:table-cell>
          <table:table-cell table:style-name="ce6" table:formula="of:=[.P47]+[.X47]" office:value-type="float" office:value="455.39" calcext:value-type="float">
            <text:p>455.390</text:p>
          </table:table-cell>
          <table:table-cell table:style-name="ce6" table:formula="of:=[.Q47]+[.Y47]" office:value-type="float" office:value="164.97" calcext:value-type="float">
            <text:p>164.970</text:p>
          </table:table-cell>
          <table:table-cell table:formula="of:=SQRT(([.Z47]-[.P47])^2+([.AA47]-[.Q47])^2)" office:value-type="float" office:value="26" calcext:value-type="float">
            <text:p>26</text:p>
          </table:table-cell>
          <table:table-cell table:formula="of:=SQRT(([.P47]-[.E47])^2+([.Q47]-[.F47])^2)" office:value-type="float" office:value="6.47" calcext:value-type="float">
            <text:p>6.47</text:p>
          </table:table-cell>
          <table:table-cell table:style-name="ce6" table:formula="of:=[.Z47]/12" office:value-type="float" office:value="37.9491666666667" calcext:value-type="float">
            <text:p>37.949</text:p>
          </table:table-cell>
          <table:table-cell table:style-name="ce6" table:formula="of:=[.AA47]/12" office:value-type="float" office:value="13.7475" calcext:value-type="float">
            <text:p>13.748</text:p>
          </table:table-cell>
          <table:table-cell table:formula="of:=[.J47]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float" office:value="481.39" calcext:value-type="float">
            <text:p>481.39</text:p>
          </table:table-cell>
          <table:table-cell office:value-type="float" office:value="158.5" calcext:value-type="float">
            <text:p>158.5</text:p>
          </table:table-cell>
          <table:table-cell office:value-type="float" office:value="12.13" calcext:value-type="float">
            <text:p>12.13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H48]-180" office:value-type="float" office:value="0" calcext:value-type="float">
            <text:p>0</text:p>
          </table:table-cell>
          <table:table-cell table:formula="of:=[.J48]+90" office:value-type="float" office:value="90" calcext:value-type="float">
            <text:p>90</text:p>
          </table:table-cell>
          <table:table-cell table:formula="of:=RADIANS([.K48])" office:value-type="float" office:value="1.5707963267949" calcext:value-type="float">
            <text:p>1.57080</text:p>
          </table:table-cell>
          <table:table-cell table:formula="of:=COS([.L48])" office:value-type="float" office:value="6.12323399573677E-017" calcext:value-type="float">
            <text:p>0.00000</text:p>
          </table:table-cell>
          <table:table-cell table:formula="of:=SIN([.L48])" office:value-type="float" office:value="1" calcext:value-type="float">
            <text:p>1.00000</text:p>
          </table:table-cell>
          <table:table-cell table:formula="of:=[.$G$2]*-1" office:value-type="float" office:value="-6.47" calcext:value-type="float">
            <text:p>-6.47</text:p>
          </table:table-cell>
          <table:table-cell table:formula="of:=[.E48]+[.O48]*[.M48]" office:value-type="float" office:value="481.39" calcext:value-type="float">
            <text:p>481.390</text:p>
          </table:table-cell>
          <table:table-cell table:formula="of:=[.F48]+[.O48]*[.N48]" office:value-type="float" office:value="152.03" calcext:value-type="float">
            <text:p>152.030</text:p>
          </table:table-cell>
          <table:table-cell/>
          <table:table-cell table:formula="of:=[.J48]" office:value-type="float" office:value="0" calcext:value-type="float">
            <text:p>0</text:p>
          </table:table-cell>
          <table:table-cell table:formula="of:=RADIANS([.S48])" office:value-type="float" office:value="0" calcext:value-type="float">
            <text:p>0.00000</text:p>
          </table:table-cell>
          <table:table-cell table:formula="of:=COS([.T48])" office:value-type="float" office:value="1" calcext:value-type="float">
            <text:p>1.00000</text:p>
          </table:table-cell>
          <table:table-cell table:formula="of:=SIN([.T48])" office:value-type="float" office:value="0" calcext:value-type="float">
            <text:p>0.00000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48]*[.U48]" office:value-type="float" office:value="-26" calcext:value-type="float">
            <text:p>-26</text:p>
          </table:table-cell>
          <table:table-cell table:formula="of:=[.W48]*[.V48]" office:value-type="float" office:value="-0" calcext:value-type="float">
            <text:p>0</text:p>
          </table:table-cell>
          <table:table-cell table:style-name="ce6" table:formula="of:=[.P48]+[.X48]" office:value-type="float" office:value="455.39" calcext:value-type="float">
            <text:p>455.390</text:p>
          </table:table-cell>
          <table:table-cell table:style-name="ce6" table:formula="of:=[.Q48]+[.Y48]" office:value-type="float" office:value="152.03" calcext:value-type="float">
            <text:p>152.030</text:p>
          </table:table-cell>
          <table:table-cell table:formula="of:=SQRT(([.Z48]-[.P48])^2+([.AA48]-[.Q48])^2)" office:value-type="float" office:value="26" calcext:value-type="float">
            <text:p>26</text:p>
          </table:table-cell>
          <table:table-cell table:formula="of:=SQRT(([.P48]-[.E48])^2+([.Q48]-[.F48])^2)" office:value-type="float" office:value="6.47" calcext:value-type="float">
            <text:p>6.47</text:p>
          </table:table-cell>
          <table:table-cell table:style-name="ce6" table:formula="of:=[.Z48]/12" office:value-type="float" office:value="37.9491666666667" calcext:value-type="float">
            <text:p>37.949</text:p>
          </table:table-cell>
          <table:table-cell table:style-name="ce6" table:formula="of:=[.AA48]/12" office:value-type="float" office:value="12.6691666666667" calcext:value-type="float">
            <text:p>12.669</text:p>
          </table:table-cell>
          <table:table-cell table:formula="of:=[.J48]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float" office:value="497.77" calcext:value-type="float">
            <text:p>497.77</text:p>
          </table:table-cell>
          <table:table-cell office:value-type="float" office:value="130.17" calcext:value-type="float">
            <text:p>130.17</text:p>
          </table:table-cell>
          <table:table-cell office:value-type="float" office:value="12.13" calcext:value-type="float">
            <text:p>12.1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[.H49]-180" office:value-type="float" office:value="60" calcext:value-type="float">
            <text:p>60</text:p>
          </table:table-cell>
          <table:table-cell table:formula="of:=[.J49]+90" office:value-type="float" office:value="150" calcext:value-type="float">
            <text:p>150</text:p>
          </table:table-cell>
          <table:table-cell table:formula="of:=RADIANS([.K49])" office:value-type="float" office:value="2.61799387799149" calcext:value-type="float">
            <text:p>2.61799</text:p>
          </table:table-cell>
          <table:table-cell table:formula="of:=COS([.L49])" office:value-type="float" office:value="-0.866025403784439" calcext:value-type="float">
            <text:p>-0.86603</text:p>
          </table:table-cell>
          <table:table-cell table:formula="of:=SIN([.L49])" office:value-type="float" office:value="0.5" calcext:value-type="float">
            <text:p>0.50000</text:p>
          </table:table-cell>
          <table:table-cell table:formula="of:=[.$G$2]" office:value-type="float" office:value="6.47" calcext:value-type="float">
            <text:p>6.47</text:p>
          </table:table-cell>
          <table:table-cell table:formula="of:=[.E49]+[.O49]*[.M49]" office:value-type="float" office:value="492.166815637515" calcext:value-type="float">
            <text:p>492.167</text:p>
          </table:table-cell>
          <table:table-cell table:formula="of:=[.F49]+[.O49]*[.N49]" office:value-type="float" office:value="133.405" calcext:value-type="float">
            <text:p>133.405</text:p>
          </table:table-cell>
          <table:table-cell/>
          <table:table-cell table:formula="of:=[.J49]" office:value-type="float" office:value="60" calcext:value-type="float">
            <text:p>60</text:p>
          </table:table-cell>
          <table:table-cell table:formula="of:=RADIANS([.S49])" office:value-type="float" office:value="1.0471975511966" calcext:value-type="float">
            <text:p>1.04720</text:p>
          </table:table-cell>
          <table:table-cell table:formula="of:=COS([.T49])" office:value-type="float" office:value="0.5" calcext:value-type="float">
            <text:p>0.50000</text:p>
          </table:table-cell>
          <table:table-cell table:formula="of:=SIN([.T49])" office:value-type="float" office:value="0.866025403784439" calcext:value-type="float">
            <text:p>0.86603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49]*[.U49]" office:value-type="float" office:value="-13" calcext:value-type="float">
            <text:p>-13</text:p>
          </table:table-cell>
          <table:table-cell table:formula="of:=[.W49]*[.V49]" office:value-type="float" office:value="-22.5166604983954" calcext:value-type="float">
            <text:p>-22.5166604983954</text:p>
          </table:table-cell>
          <table:table-cell table:style-name="ce6" table:formula="of:=[.P49]+[.X49]" office:value-type="float" office:value="479.166815637515" calcext:value-type="float">
            <text:p>479.167</text:p>
          </table:table-cell>
          <table:table-cell table:style-name="ce6" table:formula="of:=[.Q49]+[.Y49]" office:value-type="float" office:value="110.888339501605" calcext:value-type="float">
            <text:p>110.888</text:p>
          </table:table-cell>
          <table:table-cell table:formula="of:=SQRT(([.Z49]-[.P49])^2+([.AA49]-[.Q49])^2)" office:value-type="float" office:value="26" calcext:value-type="float">
            <text:p>26</text:p>
          </table:table-cell>
          <table:table-cell table:formula="of:=SQRT(([.P49]-[.E49])^2+([.Q49]-[.F49])^2)" office:value-type="float" office:value="6.46999999999998" calcext:value-type="float">
            <text:p>6.46999999999998</text:p>
          </table:table-cell>
          <table:table-cell table:style-name="ce6" table:formula="of:=[.Z49]/12" office:value-type="float" office:value="39.9305679697929" calcext:value-type="float">
            <text:p>39.931</text:p>
          </table:table-cell>
          <table:table-cell table:style-name="ce6" table:formula="of:=[.AA49]/12" office:value-type="float" office:value="9.24069495846705" calcext:value-type="float">
            <text:p>9.241</text:p>
          </table:table-cell>
          <table:table-cell table:formula="of:=[.J49]" office:value-type="float" office:value="60" calcext:value-type="float">
            <text:p>6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497.77" calcext:value-type="float">
            <text:p>497.77</text:p>
          </table:table-cell>
          <table:table-cell office:value-type="float" office:value="130.17" calcext:value-type="float">
            <text:p>130.17</text:p>
          </table:table-cell>
          <table:table-cell office:value-type="float" office:value="12.13" calcext:value-type="float">
            <text:p>12.1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[.H50]-180" office:value-type="float" office:value="60" calcext:value-type="float">
            <text:p>60</text:p>
          </table:table-cell>
          <table:table-cell table:formula="of:=[.J50]+90" office:value-type="float" office:value="150" calcext:value-type="float">
            <text:p>150</text:p>
          </table:table-cell>
          <table:table-cell table:formula="of:=RADIANS([.K50])" office:value-type="float" office:value="2.61799387799149" calcext:value-type="float">
            <text:p>2.61799</text:p>
          </table:table-cell>
          <table:table-cell table:formula="of:=COS([.L50])" office:value-type="float" office:value="-0.866025403784439" calcext:value-type="float">
            <text:p>-0.86603</text:p>
          </table:table-cell>
          <table:table-cell table:formula="of:=SIN([.L50])" office:value-type="float" office:value="0.5" calcext:value-type="float">
            <text:p>0.50000</text:p>
          </table:table-cell>
          <table:table-cell table:formula="of:=[.$G$2]*-1" office:value-type="float" office:value="-6.47" calcext:value-type="float">
            <text:p>-6.47</text:p>
          </table:table-cell>
          <table:table-cell table:formula="of:=[.E50]+[.O50]*[.M50]" office:value-type="float" office:value="503.373184362485" calcext:value-type="float">
            <text:p>503.373</text:p>
          </table:table-cell>
          <table:table-cell table:formula="of:=[.F50]+[.O50]*[.N50]" office:value-type="float" office:value="126.935" calcext:value-type="float">
            <text:p>126.935</text:p>
          </table:table-cell>
          <table:table-cell/>
          <table:table-cell table:formula="of:=[.J50]" office:value-type="float" office:value="60" calcext:value-type="float">
            <text:p>60</text:p>
          </table:table-cell>
          <table:table-cell table:formula="of:=RADIANS([.S50])" office:value-type="float" office:value="1.0471975511966" calcext:value-type="float">
            <text:p>1.04720</text:p>
          </table:table-cell>
          <table:table-cell table:formula="of:=COS([.T50])" office:value-type="float" office:value="0.5" calcext:value-type="float">
            <text:p>0.50000</text:p>
          </table:table-cell>
          <table:table-cell table:formula="of:=SIN([.T50])" office:value-type="float" office:value="0.866025403784439" calcext:value-type="float">
            <text:p>0.86603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50]*[.U50]" office:value-type="float" office:value="-13" calcext:value-type="float">
            <text:p>-13</text:p>
          </table:table-cell>
          <table:table-cell table:formula="of:=[.W50]*[.V50]" office:value-type="float" office:value="-22.5166604983954" calcext:value-type="float">
            <text:p>-22.5166604983954</text:p>
          </table:table-cell>
          <table:table-cell table:style-name="ce6" table:formula="of:=[.P50]+[.X50]" office:value-type="float" office:value="490.373184362485" calcext:value-type="float">
            <text:p>490.373</text:p>
          </table:table-cell>
          <table:table-cell table:style-name="ce6" table:formula="of:=[.Q50]+[.Y50]" office:value-type="float" office:value="104.418339501605" calcext:value-type="float">
            <text:p>104.418</text:p>
          </table:table-cell>
          <table:table-cell table:formula="of:=SQRT(([.Z50]-[.P50])^2+([.AA50]-[.Q50])^2)" office:value-type="float" office:value="26" calcext:value-type="float">
            <text:p>26</text:p>
          </table:table-cell>
          <table:table-cell table:formula="of:=SQRT(([.P50]-[.E50])^2+([.Q50]-[.F50])^2)" office:value-type="float" office:value="6.46999999999999" calcext:value-type="float">
            <text:p>6.46999999999999</text:p>
          </table:table-cell>
          <table:table-cell table:style-name="ce6" table:formula="of:=[.Z50]/12" office:value-type="float" office:value="40.8644320302071" calcext:value-type="float">
            <text:p>40.864</text:p>
          </table:table-cell>
          <table:table-cell table:style-name="ce6" table:formula="of:=[.AA50]/12" office:value-type="float" office:value="8.70152829180038" calcext:value-type="float">
            <text:p>8.702</text:p>
          </table:table-cell>
          <table:table-cell table:formula="of:=[.J50]" office:value-type="float" office:value="60" calcext:value-type="float">
            <text:p>6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 </text:p>
          </table:table-cell>
          <table:table-cell office:value-type="float" office:value="6" calcext:value-type="float">
            <text:p>6</text:p>
          </table:table-cell>
          <table:table-cell office:value-type="float" office:value="530.49" calcext:value-type="float">
            <text:p>530.49</text:p>
          </table:table-cell>
          <table:table-cell office:value-type="float" office:value="130.17" calcext:value-type="float">
            <text:p>130.17</text:p>
          </table:table-cell>
          <table:table-cell office:value-type="float" office:value="12.13" calcext:value-type="float">
            <text:p>12.1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H51]-180" office:value-type="float" office:value="120" calcext:value-type="float">
            <text:p>120</text:p>
          </table:table-cell>
          <table:table-cell table:formula="of:=[.J51]+90" office:value-type="float" office:value="210" calcext:value-type="float">
            <text:p>210</text:p>
          </table:table-cell>
          <table:table-cell table:formula="of:=RADIANS([.K51])" office:value-type="float" office:value="3.66519142918809" calcext:value-type="float">
            <text:p>3.66519</text:p>
          </table:table-cell>
          <table:table-cell table:formula="of:=COS([.L51])" office:value-type="float" office:value="-0.866025403784439" calcext:value-type="float">
            <text:p>-0.86603</text:p>
          </table:table-cell>
          <table:table-cell table:formula="of:=SIN([.L51])" office:value-type="float" office:value="-0.5" calcext:value-type="float">
            <text:p>-0.50000</text:p>
          </table:table-cell>
          <table:table-cell table:formula="of:=[.$G$2]" office:value-type="float" office:value="6.47" calcext:value-type="float">
            <text:p>6.47</text:p>
          </table:table-cell>
          <table:table-cell table:formula="of:=[.E51]+[.O51]*[.M51]" office:value-type="float" office:value="524.886815637515" calcext:value-type="float">
            <text:p>524.887</text:p>
          </table:table-cell>
          <table:table-cell table:formula="of:=[.F51]+[.O51]*[.N51]" office:value-type="float" office:value="126.935" calcext:value-type="float">
            <text:p>126.935</text:p>
          </table:table-cell>
          <table:table-cell/>
          <table:table-cell table:formula="of:=[.J51]" office:value-type="float" office:value="120" calcext:value-type="float">
            <text:p>120</text:p>
          </table:table-cell>
          <table:table-cell table:formula="of:=RADIANS([.S51])" office:value-type="float" office:value="2.0943951023932" calcext:value-type="float">
            <text:p>2.09440</text:p>
          </table:table-cell>
          <table:table-cell table:formula="of:=COS([.T51])" office:value-type="float" office:value="-0.5" calcext:value-type="float">
            <text:p>-0.50000</text:p>
          </table:table-cell>
          <table:table-cell table:formula="of:=SIN([.T51])" office:value-type="float" office:value="0.866025403784439" calcext:value-type="float">
            <text:p>0.86603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51]*[.U51]" office:value-type="float" office:value="13" calcext:value-type="float">
            <text:p>13</text:p>
          </table:table-cell>
          <table:table-cell table:formula="of:=[.W51]*[.V51]" office:value-type="float" office:value="-22.5166604983954" calcext:value-type="float">
            <text:p>-22.5166604983954</text:p>
          </table:table-cell>
          <table:table-cell table:style-name="ce6" table:formula="of:=[.P51]+[.X51]" office:value-type="float" office:value="537.886815637515" calcext:value-type="float">
            <text:p>537.887</text:p>
          </table:table-cell>
          <table:table-cell table:style-name="ce6" table:formula="of:=[.Q51]+[.Y51]" office:value-type="float" office:value="104.418339501605" calcext:value-type="float">
            <text:p>104.418</text:p>
          </table:table-cell>
          <table:table-cell table:formula="of:=SQRT(([.Z51]-[.P51])^2+([.AA51]-[.Q51])^2)" office:value-type="float" office:value="26" calcext:value-type="float">
            <text:p>26</text:p>
          </table:table-cell>
          <table:table-cell table:formula="of:=SQRT(([.P51]-[.E51])^2+([.Q51]-[.F51])^2)" office:value-type="float" office:value="6.46999999999999" calcext:value-type="float">
            <text:p>6.46999999999999</text:p>
          </table:table-cell>
          <table:table-cell table:style-name="ce6" table:formula="of:=[.Z51]/12" office:value-type="float" office:value="44.8239013031262" calcext:value-type="float">
            <text:p>44.824</text:p>
          </table:table-cell>
          <table:table-cell table:style-name="ce6" table:formula="of:=[.AA51]/12" office:value-type="float" office:value="8.70152829180038" calcext:value-type="float">
            <text:p>8.702</text:p>
          </table:table-cell>
          <table:table-cell table:formula="of:=[.J51]" office:value-type="float" office:value="120" calcext:value-type="float">
            <text:p>120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 </text:p>
          </table:table-cell>
          <table:table-cell office:value-type="float" office:value="6" calcext:value-type="float">
            <text:p>6</text:p>
          </table:table-cell>
          <table:table-cell office:value-type="float" office:value="530.49" calcext:value-type="float">
            <text:p>530.49</text:p>
          </table:table-cell>
          <table:table-cell office:value-type="float" office:value="130.17" calcext:value-type="float">
            <text:p>130.17</text:p>
          </table:table-cell>
          <table:table-cell office:value-type="float" office:value="12.13" calcext:value-type="float">
            <text:p>12.1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H52]-180" office:value-type="float" office:value="120" calcext:value-type="float">
            <text:p>120</text:p>
          </table:table-cell>
          <table:table-cell table:formula="of:=[.J52]+90" office:value-type="float" office:value="210" calcext:value-type="float">
            <text:p>210</text:p>
          </table:table-cell>
          <table:table-cell table:formula="of:=RADIANS([.K52])" office:value-type="float" office:value="3.66519142918809" calcext:value-type="float">
            <text:p>3.66519</text:p>
          </table:table-cell>
          <table:table-cell table:formula="of:=COS([.L52])" office:value-type="float" office:value="-0.866025403784439" calcext:value-type="float">
            <text:p>-0.86603</text:p>
          </table:table-cell>
          <table:table-cell table:formula="of:=SIN([.L52])" office:value-type="float" office:value="-0.5" calcext:value-type="float">
            <text:p>-0.50000</text:p>
          </table:table-cell>
          <table:table-cell table:formula="of:=[.$G$2]*-1" office:value-type="float" office:value="-6.47" calcext:value-type="float">
            <text:p>-6.47</text:p>
          </table:table-cell>
          <table:table-cell table:formula="of:=[.E52]+[.O52]*[.M52]" office:value-type="float" office:value="536.093184362485" calcext:value-type="float">
            <text:p>536.093</text:p>
          </table:table-cell>
          <table:table-cell table:formula="of:=[.F52]+[.O52]*[.N52]" office:value-type="float" office:value="133.405" calcext:value-type="float">
            <text:p>133.405</text:p>
          </table:table-cell>
          <table:table-cell/>
          <table:table-cell table:formula="of:=[.J52]" office:value-type="float" office:value="120" calcext:value-type="float">
            <text:p>120</text:p>
          </table:table-cell>
          <table:table-cell table:formula="of:=RADIANS([.S52])" office:value-type="float" office:value="2.0943951023932" calcext:value-type="float">
            <text:p>2.09440</text:p>
          </table:table-cell>
          <table:table-cell table:formula="of:=COS([.T52])" office:value-type="float" office:value="-0.5" calcext:value-type="float">
            <text:p>-0.50000</text:p>
          </table:table-cell>
          <table:table-cell table:formula="of:=SIN([.T52])" office:value-type="float" office:value="0.866025403784439" calcext:value-type="float">
            <text:p>0.86603</text:p>
          </table:table-cell>
          <table:table-cell table:formula="of:=[.$J$2]" office:value-type="float" office:value="-26" calcext:value-type="float">
            <text:p>-26</text:p>
          </table:table-cell>
          <table:table-cell table:formula="of:=[.W52]*[.U52]" office:value-type="float" office:value="13" calcext:value-type="float">
            <text:p>13</text:p>
          </table:table-cell>
          <table:table-cell table:formula="of:=[.W52]*[.V52]" office:value-type="float" office:value="-22.5166604983954" calcext:value-type="float">
            <text:p>-22.5166604983954</text:p>
          </table:table-cell>
          <table:table-cell table:style-name="ce6" table:formula="of:=[.P52]+[.X52]" office:value-type="float" office:value="549.093184362485" calcext:value-type="float">
            <text:p>549.093</text:p>
          </table:table-cell>
          <table:table-cell table:style-name="ce6" table:formula="of:=[.Q52]+[.Y52]" office:value-type="float" office:value="110.888339501605" calcext:value-type="float">
            <text:p>110.888</text:p>
          </table:table-cell>
          <table:table-cell table:formula="of:=SQRT(([.Z52]-[.P52])^2+([.AA52]-[.Q52])^2)" office:value-type="float" office:value="26" calcext:value-type="float">
            <text:p>26</text:p>
          </table:table-cell>
          <table:table-cell table:formula="of:=SQRT(([.P52]-[.E52])^2+([.Q52]-[.F52])^2)" office:value-type="float" office:value="6.47" calcext:value-type="float">
            <text:p>6.47</text:p>
          </table:table-cell>
          <table:table-cell table:style-name="ce6" table:formula="of:=[.Z52]/12" office:value-type="float" office:value="45.7577653635404" calcext:value-type="float">
            <text:p>45.758</text:p>
          </table:table-cell>
          <table:table-cell table:style-name="ce6" table:formula="of:=[.AA52]/12" office:value-type="float" office:value="9.24069495846705" calcext:value-type="float">
            <text:p>9.241</text:p>
          </table:table-cell>
          <table:table-cell table:formula="of:=[.J52]" office:value-type="float" office:value="120" calcext:value-type="float">
            <text:p>120</text:p>
          </table:table-cell>
          <table:table-cell table:number-columns-repeated="16352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shapes>
          <draw:frame draw:z-index="0" draw:style-name="gr1" draw:text-style-name="P1" svg:width="22.7335in" svg:height="7.6988in" svg:x="5.7646in" svg:y="0.5335in">
            <draw:object draw:notify-on-update-of-ranges="Sheet1.C29:Sheet1.C52 Sheet1.Q29:Sheet1.Q52 Sheet1.P29:Sheet1.P52 Sheet1.C29:Sheet1.C52 Sheet1.AA29:Sheet1.AA52 Sheet1.Z29:Sheet1.Z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B6:Sheet1.I2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6" number:min-decimal-places="16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4" number:min-decimal-places="4" number:min-integer-digits="1"/>
    </number:number-style>
    <number:number-style style:name="N146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47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48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49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50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1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2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3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5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6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60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61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9T05:43:36.067000000</meta:creation-date>
    <dc:date>2025-03-29T06:29:15.590000000</dc:date>
    <meta:editing-duration>PT19M47S</meta:editing-duration>
    <meta:editing-cycles>6</meta:editing-cycles>
    <meta:generator>LibreOffice/24.2.5.2$Windows_X86_64 LibreOffice_project/bffef4ea93e59bebbeaf7f431bb02b1a39ee8a59</meta:generator>
    <meta:document-statistic meta:table-count="2" meta:cell-count="115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0">
      <style:chart-properties chart:display-label="true" chart:logarithmic="false" chart:minimum="0" chart:maximum="700" chart:origin="0" chart:interval-major="5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0">
      <style:chart-properties chart:display-label="true" chart:logarithmic="false" chart:minimum="0" chart:maximum="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7.744cm" svg:height="19.556cm" xlink:href=".." xlink:type="simple" chart:class="chart:scatter" chart:style-name="ch1">
        <chart:legend chart:legend-position="end" svg:x="48.655cm" svg:y="9.23cm" style:legend-expansion="high" chart:style-name="ch2"/>
        <chart:plot-area chart:style-name="ch3" table:cell-range-address="Sheet1.P29:Sheet1.Q52 Sheet1.C29:Sheet1.C52 Sheet1.AA29:Sheet1.AA52" chart:data-source-has-labels="row" svg:x="1.154cm" svg:y="0.391cm" svg:width="46.347cm" svg:height="18.774cm">
          <chart:coordinate-region svg:x="2.622cm" svg:y="0.59cm" svg:width="44.269cm" svg:height="17.92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Q29:Sheet1.Q52" chart:label-cell-address="Sheet1.C29:Sheet1.C52" chart:class="chart:scatter">
            <chart:domain table:cell-range-address="Sheet1.P29:Sheet1.P52"/>
            <chart:data-point chart:repeated="24"/>
          </chart:series>
          <chart:series chart:style-name="ch8" chart:values-cell-range-address="Sheet1.AA29:Sheet1.AA52" chart:label-cell-address="Sheet1.C29:Sheet1.C52" chart:class="chart:scatter">
            <chart:domain table:cell-range-address="Sheet1.Z29:Sheet1.Z52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A B C  D E  F G  H I J K  L  A B C  D E  F G  H I J K  L </text:p>
                <text:list>
                  <text:list-item>
                    <text:p>A</text:p>
                  </text:list-item>
                  <text:list-item>
                    <text:p>B</text:p>
                  </text:list-item>
                  <text:list-item>
                    <text:p>C </text:p>
                  </text:list-item>
                  <text:list-item>
                    <text:p>D</text:p>
                  </text:list-item>
                  <text:list-item>
                    <text:p>E </text:p>
                  </text:list-item>
                  <text:list-item>
                    <text:p>F</text:p>
                  </text:list-item>
                  <text:list-item>
                    <text:p>G </text:p>
                  </text:list-item>
                  <text:list-item>
                    <text:p>H</text:p>
                  </text:list-item>
                  <text:list-item>
                    <text:p>I</text:p>
                  </text:list-item>
                  <text:list-item>
                    <text:p>J</text:p>
                  </text:list-item>
                  <text:list-item>
                    <text:p>K </text:p>
                  </text:list-item>
                  <text:list-item>
                    <text:p>L </text:p>
                  </text:list-item>
                  <text:list-item>
                    <text:p>A</text:p>
                  </text:list-item>
                  <text:list-item>
                    <text:p>B</text:p>
                  </text:list-item>
                  <text:list-item>
                    <text:p>C </text:p>
                  </text:list-item>
                  <text:list-item>
                    <text:p>D</text:p>
                  </text:list-item>
                  <text:list-item>
                    <text:p>E </text:p>
                  </text:list-item>
                  <text:list-item>
                    <text:p>F</text:p>
                  </text:list-item>
                  <text:list-item>
                    <text:p>G </text:p>
                  </text:list-item>
                  <text:list-item>
                    <text:p>H</text:p>
                  </text:list-item>
                  <text:list-item>
                    <text:p>I</text:p>
                  </text:list-item>
                  <text:list-item>
                    <text:p>J</text:p>
                  </text:list-item>
                  <text:list-item>
                    <text:p>K </text:p>
                  </text:list-item>
                  <text:list-item>
                    <text:p>L </text:p>
                  </text:list-item>
                </text:list>
                <draw:g>
                  <svg:desc>Sheet1.C29:Sheet1.C52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A B C  D E  F G  H I J K  L  A B C  D E  F G  H I J K  L </text:p>
                <text:list>
                  <text:list-item>
                    <text:p>A</text:p>
                  </text:list-item>
                  <text:list-item>
                    <text:p>B</text:p>
                  </text:list-item>
                  <text:list-item>
                    <text:p>C </text:p>
                  </text:list-item>
                  <text:list-item>
                    <text:p>D</text:p>
                  </text:list-item>
                  <text:list-item>
                    <text:p>E </text:p>
                  </text:list-item>
                  <text:list-item>
                    <text:p>F</text:p>
                  </text:list-item>
                  <text:list-item>
                    <text:p>G </text:p>
                  </text:list-item>
                  <text:list-item>
                    <text:p>H</text:p>
                  </text:list-item>
                  <text:list-item>
                    <text:p>I</text:p>
                  </text:list-item>
                  <text:list-item>
                    <text:p>J</text:p>
                  </text:list-item>
                  <text:list-item>
                    <text:p>K </text:p>
                  </text:list-item>
                  <text:list-item>
                    <text:p>L </text:p>
                  </text:list-item>
                  <text:list-item>
                    <text:p>A</text:p>
                  </text:list-item>
                  <text:list-item>
                    <text:p>B</text:p>
                  </text:list-item>
                  <text:list-item>
                    <text:p>C </text:p>
                  </text:list-item>
                  <text:list-item>
                    <text:p>D</text:p>
                  </text:list-item>
                  <text:list-item>
                    <text:p>E </text:p>
                  </text:list-item>
                  <text:list-item>
                    <text:p>F</text:p>
                  </text:list-item>
                  <text:list-item>
                    <text:p>G </text:p>
                  </text:list-item>
                  <text:list-item>
                    <text:p>H</text:p>
                  </text:list-item>
                  <text:list-item>
                    <text:p>I</text:p>
                  </text:list-item>
                  <text:list-item>
                    <text:p>J</text:p>
                  </text:list-item>
                  <text:list-item>
                    <text:p>K </text:p>
                  </text:list-item>
                  <text:list-item>
                    <text:p>L </text:p>
                  </text:list-item>
                </text:list>
                <draw:g>
                  <svg:desc>Sheet1.C29:Sheet1.C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">
                <text:p>144</text:p>
                <draw:g>
                  <svg:desc>Sheet1.P29:Sheet1.P52</svg:desc>
                </draw:g>
              </table:table-cell>
              <table:table-cell office:value-type="float" office:value="164.97">
                <text:p>164.97</text:p>
                <draw:g>
                  <svg:desc>Sheet1.Q29:Sheet1.Q52</svg:desc>
                </draw:g>
              </table:table-cell>
              <table:table-cell office:value-type="float" office:value="118">
                <text:p>118</text:p>
                <draw:g>
                  <svg:desc>Sheet1.Z29:Sheet1.Z52</svg:desc>
                </draw:g>
              </table:table-cell>
              <table:table-cell office:value-type="float" office:value="164.97">
                <text:p>164.97</text:p>
                <draw:g>
                  <svg:desc>Sheet1.AA29:Sheet1.AA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52.03">
                <text:p>152.03</text:p>
              </table:table-cell>
              <table:table-cell office:value-type="float" office:value="118">
                <text:p>118</text:p>
              </table:table-cell>
              <table:table-cell office:value-type="float" office:value="152.03">
                <text:p>152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.786815637515">
                <text:p>154.786815637515</text:p>
              </table:table-cell>
              <table:table-cell office:value-type="float" office:value="133.405">
                <text:p>133.405</text:p>
              </table:table-cell>
              <table:table-cell office:value-type="float" office:value="141.786815637515">
                <text:p>141.786815637515</text:p>
              </table:table-cell>
              <table:table-cell office:value-type="float" office:value="110.888339501605">
                <text:p>110.888339501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.993184362485">
                <text:p>165.993184362485</text:p>
              </table:table-cell>
              <table:table-cell office:value-type="float" office:value="126.935">
                <text:p>126.935</text:p>
              </table:table-cell>
              <table:table-cell office:value-type="float" office:value="152.993184362485">
                <text:p>152.993184362485</text:p>
              </table:table-cell>
              <table:table-cell office:value-type="float" office:value="104.418339501605">
                <text:p>104.418339501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.496815637515">
                <text:p>187.496815637515</text:p>
              </table:table-cell>
              <table:table-cell office:value-type="float" office:value="126.935">
                <text:p>126.935</text:p>
              </table:table-cell>
              <table:table-cell office:value-type="float" office:value="200.496815637515">
                <text:p>200.496815637515</text:p>
              </table:table-cell>
              <table:table-cell office:value-type="float" office:value="104.418339501605">
                <text:p>104.418339501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.703184362485">
                <text:p>198.703184362485</text:p>
              </table:table-cell>
              <table:table-cell office:value-type="float" office:value="133.405">
                <text:p>133.405</text:p>
              </table:table-cell>
              <table:table-cell office:value-type="float" office:value="211.703184362485">
                <text:p>211.703184362485</text:p>
              </table:table-cell>
              <table:table-cell office:value-type="float" office:value="110.888339501605">
                <text:p>110.888339501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.49">
                <text:p>209.49</text:p>
              </table:table-cell>
              <table:table-cell office:value-type="float" office:value="152.03">
                <text:p>152.03</text:p>
              </table:table-cell>
              <table:table-cell office:value-type="float" office:value="235.49">
                <text:p>235.49</text:p>
              </table:table-cell>
              <table:table-cell office:value-type="float" office:value="152.03">
                <text:p>152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.49">
                <text:p>209.49</text:p>
              </table:table-cell>
              <table:table-cell office:value-type="float" office:value="164.97">
                <text:p>164.97</text:p>
              </table:table-cell>
              <table:table-cell office:value-type="float" office:value="235.49">
                <text:p>235.49</text:p>
              </table:table-cell>
              <table:table-cell office:value-type="float" office:value="164.97">
                <text:p>164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.703184362485">
                <text:p>198.703184362485</text:p>
              </table:table-cell>
              <table:table-cell office:value-type="float" office:value="183.595">
                <text:p>183.595</text:p>
              </table:table-cell>
              <table:table-cell office:value-type="float" office:value="211.703184362485">
                <text:p>211.703184362485</text:p>
              </table:table-cell>
              <table:table-cell office:value-type="float" office:value="206.111660498395">
                <text:p>206.111660498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.496815637515">
                <text:p>187.496815637515</text:p>
              </table:table-cell>
              <table:table-cell office:value-type="float" office:value="190.065">
                <text:p>190.065</text:p>
              </table:table-cell>
              <table:table-cell office:value-type="float" office:value="200.496815637515">
                <text:p>200.496815637515</text:p>
              </table:table-cell>
              <table:table-cell office:value-type="float" office:value="212.581660498395">
                <text:p>212.581660498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.993184362485">
                <text:p>165.993184362485</text:p>
              </table:table-cell>
              <table:table-cell office:value-type="float" office:value="190.065">
                <text:p>190.065</text:p>
              </table:table-cell>
              <table:table-cell office:value-type="float" office:value="152.993184362485">
                <text:p>152.993184362485</text:p>
              </table:table-cell>
              <table:table-cell office:value-type="float" office:value="212.581660498395">
                <text:p>212.581660498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.786815637515">
                <text:p>154.786815637515</text:p>
              </table:table-cell>
              <table:table-cell office:value-type="float" office:value="183.595">
                <text:p>183.595</text:p>
              </table:table-cell>
              <table:table-cell office:value-type="float" office:value="141.786815637515">
                <text:p>141.786815637515</text:p>
              </table:table-cell>
              <table:table-cell office:value-type="float" office:value="206.111660498395">
                <text:p>206.111660498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6.87">
                <text:p>546.87</text:p>
              </table:table-cell>
              <table:table-cell office:value-type="float" office:value="152.03">
                <text:p>152.03</text:p>
              </table:table-cell>
              <table:table-cell office:value-type="float" office:value="572.87">
                <text:p>572.87</text:p>
              </table:table-cell>
              <table:table-cell office:value-type="float" office:value="152.03">
                <text:p>152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6.87">
                <text:p>546.87</text:p>
              </table:table-cell>
              <table:table-cell office:value-type="float" office:value="164.97">
                <text:p>164.97</text:p>
              </table:table-cell>
              <table:table-cell office:value-type="float" office:value="572.87">
                <text:p>572.87</text:p>
              </table:table-cell>
              <table:table-cell office:value-type="float" office:value="164.97">
                <text:p>164.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6.093184362485">
                <text:p>536.093184362485</text:p>
              </table:table-cell>
              <table:table-cell office:value-type="float" office:value="183.595">
                <text:p>183.595</text:p>
              </table:table-cell>
              <table:table-cell office:value-type="float" office:value="549.093184362485">
                <text:p>549.093184362485</text:p>
              </table:table-cell>
              <table:table-cell office:value-type="float" office:value="206.111660498395">
                <text:p>206.11166049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4.886815637515">
                <text:p>524.886815637515</text:p>
              </table:table-cell>
              <table:table-cell office:value-type="float" office:value="190.065">
                <text:p>190.065</text:p>
              </table:table-cell>
              <table:table-cell office:value-type="float" office:value="537.886815637515">
                <text:p>537.886815637515</text:p>
              </table:table-cell>
              <table:table-cell office:value-type="float" office:value="212.581660498395">
                <text:p>212.5816604983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3.373184362485">
                <text:p>503.373184362485</text:p>
              </table:table-cell>
              <table:table-cell office:value-type="float" office:value="190.065">
                <text:p>190.065</text:p>
              </table:table-cell>
              <table:table-cell office:value-type="float" office:value="490.373184362485">
                <text:p>490.373184362485</text:p>
              </table:table-cell>
              <table:table-cell office:value-type="float" office:value="212.581660498395">
                <text:p>212.581660498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2.166815637515">
                <text:p>492.166815637515</text:p>
              </table:table-cell>
              <table:table-cell office:value-type="float" office:value="183.595">
                <text:p>183.595</text:p>
              </table:table-cell>
              <table:table-cell office:value-type="float" office:value="479.166815637515">
                <text:p>479.166815637515</text:p>
              </table:table-cell>
              <table:table-cell office:value-type="float" office:value="206.111660498395">
                <text:p>206.111660498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1.39">
                <text:p>481.39</text:p>
              </table:table-cell>
              <table:table-cell office:value-type="float" office:value="164.97">
                <text:p>164.97</text:p>
              </table:table-cell>
              <table:table-cell office:value-type="float" office:value="455.39">
                <text:p>455.39</text:p>
              </table:table-cell>
              <table:table-cell office:value-type="float" office:value="164.97">
                <text:p>164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1.39">
                <text:p>481.39</text:p>
              </table:table-cell>
              <table:table-cell office:value-type="float" office:value="152.03">
                <text:p>152.03</text:p>
              </table:table-cell>
              <table:table-cell office:value-type="float" office:value="455.39">
                <text:p>455.39</text:p>
              </table:table-cell>
              <table:table-cell office:value-type="float" office:value="152.03">
                <text:p>152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2.166815637515">
                <text:p>492.166815637515</text:p>
              </table:table-cell>
              <table:table-cell office:value-type="float" office:value="133.405">
                <text:p>133.405</text:p>
              </table:table-cell>
              <table:table-cell office:value-type="float" office:value="479.166815637515">
                <text:p>479.166815637515</text:p>
              </table:table-cell>
              <table:table-cell office:value-type="float" office:value="110.888339501605">
                <text:p>110.8883395016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3.373184362485">
                <text:p>503.373184362485</text:p>
              </table:table-cell>
              <table:table-cell office:value-type="float" office:value="126.935">
                <text:p>126.935</text:p>
              </table:table-cell>
              <table:table-cell office:value-type="float" office:value="490.373184362485">
                <text:p>490.373184362485</text:p>
              </table:table-cell>
              <table:table-cell office:value-type="float" office:value="104.418339501605">
                <text:p>104.418339501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4.886815637515">
                <text:p>524.886815637515</text:p>
              </table:table-cell>
              <table:table-cell office:value-type="float" office:value="126.935">
                <text:p>126.935</text:p>
              </table:table-cell>
              <table:table-cell office:value-type="float" office:value="537.886815637515">
                <text:p>537.886815637515</text:p>
              </table:table-cell>
              <table:table-cell office:value-type="float" office:value="104.418339501605">
                <text:p>104.4183395016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6.093184362485">
                <text:p>536.093184362485</text:p>
              </table:table-cell>
              <table:table-cell office:value-type="float" office:value="133.405">
                <text:p>133.405</text:p>
              </table:table-cell>
              <table:table-cell office:value-type="float" office:value="549.093184362485">
                <text:p>549.093184362485</text:p>
              </table:table-cell>
              <table:table-cell office:value-type="float" office:value="110.888339501605">
                <text:p>110.888339501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